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252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8819in"/>
    </style:style>
    <style:style style:name="co5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0.7535in"/>
    </style:style>
    <style:style style:name="co7" style:family="table-column">
      <style:table-column-properties fo:break-before="auto" style:column-width="0.7646in"/>
    </style:style>
    <style:style style:name="co8" style:family="table-column">
      <style:table-column-properties fo:break-before="auto" style:column-width="0.8398in"/>
    </style:style>
    <style:style style:name="co9" style:family="table-column">
      <style:table-column-properties fo:break-before="auto" style:column-width="0.6217in"/>
    </style:style>
    <style:style style:name="co10" style:family="table-column">
      <style:table-column-properties fo:break-before="auto" style:column-width="0.6681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e994" fo:border="0.74pt solid #000000"/>
    </style:style>
    <style:style style:name="ce5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#b4c7dc" fo:border="0.74pt solid #000000"/>
    </style:style>
    <style:style style:name="ce3" style:family="table-cell" style:parent-style-name="Default">
      <style:table-cell-properties fo:background-color="#afd095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Dat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4" table:default-cell-style-name="Default"/>
        <table:table-column table:style-name="co11" table:number-columns-repeated="2" table:default-cell-style-name="ce3"/>
        <table:table-column table:style-name="co11" table:number-columns-repeated="4" table:default-cell-style-name="Default"/>
        <table:table-row table:style-name="ro1">
          <table:table-cell table:style-name="ce2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  <table:table-cell table:style-name="ce2" office:value-type="string" calcext:value-type="string">
            <text:p>gen_mean</text:p>
          </table:table-cell>
          <table:table-cell table:style-name="ce2" office:value-type="string" calcext:value-type="string">
            <text:p>gen_low</text:p>
          </table:table-cell>
          <table:table-cell table:style-name="ce2" office:value-type="string" calcext:value-type="string">
            <text:p>imp_mean</text:p>
          </table:table-cell>
          <table:table-cell table:style-name="ce2" office:value-type="string" calcext:value-type="string">
            <text:p>imp_high</text:p>
          </table:table-cell>
          <table:table-cell table:style-name="ce2" office:value-type="string" calcext:value-type="string">
            <text:p>eer_pcnt</text:p>
          </table:table-cell>
          <table:table-cell table:style-name="ce2" office:value-type="string" calcext:value-type="string">
            <text:p>eer_val</text:p>
          </table:table-cell>
          <table:table-cell table:style-name="ce2" office:value-type="string" calcext:value-type="string">
            <text:p>frr</text:p>
          </table:table-cell>
          <table:table-cell table:style-name="ce2" office:value-type="string" calcext:value-type="string">
            <text:p>far</text:p>
          </table:table-cell>
          <table:table-cell table:style-name="ce2" office:value-type="string" calcext:value-type="string">
            <text:p>time(ms)</text:p>
          </table:table-cell>
          <table:table-cell table:style-name="ce4" office:value-type="string" calcext:value-type="string">
            <text:p>gm/im</text:p>
          </table:table-cell>
          <table:table-cell table:style-name="ce4" office:value-type="string" calcext:value-type="string">
            <text:p>ih/gl</text:p>
          </table:table-cell>
          <table:table-cell office:value-type="string" calcext:value-type="string" table:number-columns-spanned="4" table:number-rows-spanned="1">
            <text:p>Variaciones respecto a default.ini: orient_blk_sze = 16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86682" calcext:value-type="float">
            <text:p>0.0886682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2879" calcext:value-type="float">
            <text:p>0.0252879</text:p>
          </table:table-cell>
          <table:table-cell office:value-type="float" office:value="0.030837" calcext:value-type="float">
            <text:p>0.030837</text:p>
          </table:table-cell>
          <table:table-cell office:value-type="float" office:value="0.13" calcext:value-type="float">
            <text:p>0.13</text:p>
          </table:table-cell>
          <table:table-cell office:value-type="float" office:value="0.0291667" calcext:value-type="float">
            <text:p>0.0291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38940" calcext:value-type="float">
            <text:p>4338940</text:p>
          </table:table-cell>
          <table:table-cell table:formula="of:=[.G2]/[.I2]" office:value-type="float" office:value="3.50634888622622" calcext:value-type="float">
            <text:p>3.50634888622622</text:p>
          </table:table-cell>
          <table:table-cell table:formula="of:=[.J2]/[.H2]" office:value-type="float" office:value="1.21805936839611" calcext:value-type="float">
            <text:p>1.21805936839611</text:p>
          </table:table-cell>
          <table:table-cell office:value-type="string" calcext:value-type="string" table:number-columns-spanned="4" table:number-rows-spanned="1">
            <text:p>Nota: Padding corregido en gabor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78633" calcext:value-type="float">
            <text:p>0.0878633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6932" calcext:value-type="float">
            <text:p>0.0246932</text:p>
          </table:table-cell>
          <table:table-cell office:value-type="float" office:value="0.0301724" calcext:value-type="float">
            <text:p>0.0301724</text:p>
          </table:table-cell>
          <table:table-cell office:value-type="float" office:value="0.13" calcext:value-type="float">
            <text:p>0.13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69530" calcext:value-type="float">
            <text:p>2469530</text:p>
          </table:table-cell>
          <table:table-cell table:formula="of:=[.G3]/[.I3]" office:value-type="float" office:value="3.55819820841365" calcext:value-type="float">
            <text:p>3.55819820841365</text:p>
          </table:table-cell>
          <table:table-cell table:formula="of:=[.J3]/[.H3]" office:value-type="float" office:value="1.20186738685341" calcext:value-type="float">
            <text:p>1.201867386853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66943" calcext:value-type="float">
            <text:p>0.0866943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0240243" calcext:value-type="float">
            <text:p>0.0240243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4" calcext:value-type="float">
            <text:p>0.14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39080" calcext:value-type="float">
            <text:p>1439080</text:p>
          </table:table-cell>
          <table:table-cell table:formula="of:=[.G4]/[.I4]" office:value-type="float" office:value="3.6086087836066" calcext:value-type="float">
            <text:p>3.6086087836066</text:p>
          </table:table-cell>
          <table:table-cell table:formula="of:=[.J4]/[.H4]" office:value-type="float" office:value="1.20141650600563" calcext:value-type="float">
            <text:p>1.201416506005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44071" calcext:value-type="float">
            <text:p>0.0844071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0233117" calcext:value-type="float">
            <text:p>0.0233117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99398" calcext:value-type="float">
            <text:p>899398</text:p>
          </table:table-cell>
          <table:table-cell table:formula="of:=[.G5]/[.I5]" office:value-type="float" office:value="3.62080414555781" calcext:value-type="float">
            <text:p>3.62080414555781</text:p>
          </table:table-cell>
          <table:table-cell table:formula="of:=[.J5]/[.H5]" office:value-type="float" office:value="1.31286075239899" calcext:value-type="float">
            <text:p>1.312860752398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75996" calcext:value-type="float">
            <text:p>0.0675996</text:p>
          </table:table-cell>
          <table:table-cell office:value-type="float" office:value="0.0242915" calcext:value-type="float">
            <text:p>0.0242915</text:p>
          </table:table-cell>
          <table:table-cell office:value-type="float" office:value="0.0233729" calcext:value-type="float">
            <text:p>0.0233729</text:p>
          </table:table-cell>
          <table:table-cell office:value-type="float" office:value="0.0284553" calcext:value-type="float">
            <text:p>0.0284553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58110" calcext:value-type="float">
            <text:p>4458110</text:p>
          </table:table-cell>
          <table:table-cell table:formula="of:=[.G6]/[.I6]" office:value-type="float" office:value="2.89222133325347" calcext:value-type="float">
            <text:p>2.89222133325347</text:p>
          </table:table-cell>
          <table:table-cell table:formula="of:=[.J6]/[.H6]" office:value-type="float" office:value="1.17140975238252" calcext:value-type="float">
            <text:p>1.171409752382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64615" calcext:value-type="float">
            <text:p>0.0664615</text:p>
          </table:table-cell>
          <table:table-cell office:value-type="float" office:value="0.0215517" calcext:value-type="float">
            <text:p>0.0215517</text:p>
          </table:table-cell>
          <table:table-cell office:value-type="float" office:value="0.0228784" calcext:value-type="float">
            <text:p>0.0228784</text:p>
          </table:table-cell>
          <table:table-cell office:value-type="float" office:value="0.0269058" calcext:value-type="float">
            <text:p>0.0269058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19700" calcext:value-type="float">
            <text:p>2519700</text:p>
          </table:table-cell>
          <table:table-cell table:formula="of:=[.G7]/[.I7]" office:value-type="float" office:value="2.90498898524372" calcext:value-type="float">
            <text:p>2.90498898524372</text:p>
          </table:table-cell>
          <table:table-cell table:formula="of:=[.J7]/[.H7]" office:value-type="float" office:value="1.24843051824218" calcext:value-type="float">
            <text:p>1.248430518242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4567" calcext:value-type="float">
            <text:p>0.06456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627" calcext:value-type="float">
            <text:p>0.0223627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55660" calcext:value-type="float">
            <text:p>1455660</text:p>
          </table:table-cell>
          <table:table-cell table:formula="of:=[.G8]/[.I8]" office:value-type="float" office:value="2.88726316589678" calcext:value-type="float">
            <text:p>2.88726316589678</text:p>
          </table:table-cell>
          <table:table-cell table:formula="of:=[.J8]/[.H8]" office:value-type="float" office:value="1.24737166421766" calcext:value-type="float">
            <text:p>1.247371664217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15235" calcext:value-type="float">
            <text:p>0.061523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185" calcext:value-type="float">
            <text:p>0.0218185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16" calcext:value-type="float">
            <text:p>0.16</text:p>
          </table:table-cell>
          <table:table-cell office:value-type="float" office:value="0.0244898" calcext:value-type="float">
            <text:p>0.02448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00980" calcext:value-type="float">
            <text:p>900980</text:p>
          </table:table-cell>
          <table:table-cell table:formula="of:=[.G9]/[.I9]" office:value-type="float" office:value="2.81978596145473" calcext:value-type="float">
            <text:p>2.81978596145473</text:p>
          </table:table-cell>
          <table:table-cell table:formula="of:=[.J9]/[.H9]" office:value-type="float" office:value="1.23620850362085" calcext:value-type="float">
            <text:p>1.236208503620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6085" calcext:value-type="float">
            <text:p>0.106085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0271166" calcext:value-type="float">
            <text:p>0.0271166</text:p>
          </table:table-cell>
          <table:table-cell office:value-type="float" office:value="0.0343348" calcext:value-type="float">
            <text:p>0.0343348</text:p>
          </table:table-cell>
          <table:table-cell office:value-type="float" office:value="0.12" calcext:value-type="float">
            <text:p>0.12</text:p>
          </table:table-cell>
          <table:table-cell office:value-type="float" office:value="0.0311111" calcext:value-type="float">
            <text:p>0.03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95600" calcext:value-type="float">
            <text:p>4195600</text:p>
          </table:table-cell>
          <table:table-cell table:formula="of:=[.G10]/[.I10]" office:value-type="float" office:value="3.91217925551138" calcext:value-type="float">
            <text:p>3.91217925551138</text:p>
          </table:table-cell>
          <table:table-cell table:formula="of:=[.J10]/[.H10]" office:value-type="float" office:value="1.19681405441205" calcext:value-type="float">
            <text:p>1.196814054412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541" calcext:value-type="float">
            <text:p>0.10541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0264904" calcext:value-type="float">
            <text:p>0.0264904</text:p>
          </table:table-cell>
          <table:table-cell office:value-type="float" office:value="0.0338983" calcext:value-type="float">
            <text:p>0.0338983</text:p>
          </table:table-cell>
          <table:table-cell office:value-type="float" office:value="0.13" calcext:value-type="float">
            <text:p>0.13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87860" calcext:value-type="float">
            <text:p>2487860</text:p>
          </table:table-cell>
          <table:table-cell table:formula="of:=[.G11]/[.I11]" office:value-type="float" office:value="3.97917736236523" calcext:value-type="float">
            <text:p>3.97917736236523</text:p>
          </table:table-cell>
          <table:table-cell table:formula="of:=[.J11]/[.H11]" office:value-type="float" office:value="1.29943266761222" calcext:value-type="float">
            <text:p>1.299432667612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4481" calcext:value-type="float">
            <text:p>0.104481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0257423" calcext:value-type="float">
            <text:p>0.0257423</text:p>
          </table:table-cell>
          <table:table-cell office:value-type="float" office:value="0.033195" calcext:value-type="float">
            <text:p>0.03319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64640" calcext:value-type="float">
            <text:p>1464640</text:p>
          </table:table-cell>
          <table:table-cell table:formula="of:=[.G12]/[.I12]" office:value-type="float" office:value="4.05872824106626" calcext:value-type="float">
            <text:p>4.05872824106626</text:p>
          </table:table-cell>
          <table:table-cell table:formula="of:=[.J12]/[.H12]" office:value-type="float" office:value="1.30567147976101" calcext:value-type="float">
            <text:p>1.30567147976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2781" calcext:value-type="float">
            <text:p>0.102781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9048" calcext:value-type="float">
            <text:p>0.0249048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55703" calcext:value-type="float">
            <text:p>955703</text:p>
          </table:table-cell>
          <table:table-cell table:formula="of:=[.G13]/[.I13]" office:value-type="float" office:value="4.12695544633966" calcext:value-type="float">
            <text:p>4.12695544633966</text:p>
          </table:table-cell>
          <table:table-cell table:formula="of:=[.J13]/[.H13]" office:value-type="float" office:value="1.23377787337779" calcext:value-type="float">
            <text:p>1.233777873377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68956" calcext:value-type="float">
            <text:p>0.0868956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6751" calcext:value-type="float">
            <text:p>0.0206751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12" calcext:value-type="float">
            <text:p>0.12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3847" calcext:value-type="float">
            <text:p>413847</text:p>
          </table:table-cell>
          <table:table-cell table:formula="of:=[.G14]/[.I14]" office:value-type="float" office:value="4.20291074771102" calcext:value-type="float">
            <text:p>4.20291074771102</text:p>
          </table:table-cell>
          <table:table-cell table:formula="of:=[.J14]/[.H14]" office:value-type="float" office:value="1.24174139867862" calcext:value-type="float">
            <text:p>1.241741398678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64871" calcext:value-type="float">
            <text:p>0.0864871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2542" calcext:value-type="float">
            <text:p>0.0202542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3" calcext:value-type="float">
            <text:p>0.13</text:p>
          </table:table-cell>
          <table:table-cell office:value-type="float" office:value="0.0246305" calcext:value-type="float">
            <text:p>0.02463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345" calcext:value-type="float">
            <text:p>399345</text:p>
          </table:table-cell>
          <table:table-cell table:formula="of:=[.G15]/[.I15]" office:value-type="float" office:value="4.27008225454474" calcext:value-type="float">
            <text:p>4.27008225454474</text:p>
          </table:table-cell>
          <table:table-cell table:formula="of:=[.J15]/[.H15]" office:value-type="float" office:value="1.23090270309027" calcext:value-type="float">
            <text:p>1.230902703090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58098" calcext:value-type="float">
            <text:p>0.0858098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196673" calcext:value-type="float">
            <text:p>0.0196673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3" calcext:value-type="float">
            <text:p>0.13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4114" calcext:value-type="float">
            <text:p>384114</text:p>
          </table:table-cell>
          <table:table-cell table:formula="of:=[.G16]/[.I16]" office:value-type="float" office:value="4.36306966385828" calcext:value-type="float">
            <text:p>4.36306966385828</text:p>
          </table:table-cell>
          <table:table-cell table:formula="of:=[.J16]/[.H16]" office:value-type="float" office:value="1.22542162925546" calcext:value-type="float">
            <text:p>1.225421629255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46982" calcext:value-type="float">
            <text:p>0.0846982</text:p>
          </table:table-cell>
          <table:table-cell office:value-type="float" office:value="0.0177778" calcext:value-type="float">
            <text:p>0.0177778</text:p>
          </table:table-cell>
          <table:table-cell office:value-type="float" office:value="0.0189867" calcext:value-type="float">
            <text:p>0.0189867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14" calcext:value-type="float">
            <text:p>0.14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4267" calcext:value-type="float">
            <text:p>394267</text:p>
          </table:table-cell>
          <table:table-cell table:formula="of:=[.G17]/[.I17]" office:value-type="float" office:value="4.4609226458521" calcext:value-type="float">
            <text:p>4.4609226458521</text:p>
          </table:table-cell>
          <table:table-cell table:formula="of:=[.J17]/[.H17]" office:value-type="float" office:value="1.40041512448109" calcext:value-type="float">
            <text:p>1.400415124481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44457" calcext:value-type="float">
            <text:p>0.0644457</text:p>
          </table:table-cell>
          <table:table-cell office:value-type="float" office:value="0.0204918" calcext:value-type="float">
            <text:p>0.0204918</text:p>
          </table:table-cell>
          <table:table-cell office:value-type="float" office:value="0.018849" calcext:value-type="float">
            <text:p>0.018849</text:p>
          </table:table-cell>
          <table:table-cell office:value-type="float" office:value="0.0231481" calcext:value-type="float">
            <text:p>0.0231481</text:p>
          </table:table-cell>
          <table:table-cell office:value-type="float" office:value="0.14" calcext:value-type="float">
            <text:p>0.14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9007" calcext:value-type="float">
            <text:p>449007</text:p>
          </table:table-cell>
          <table:table-cell table:formula="of:=[.G18]/[.I18]" office:value-type="float" office:value="3.41905140856279" calcext:value-type="float">
            <text:p>3.41905140856279</text:p>
          </table:table-cell>
          <table:table-cell table:formula="of:=[.J18]/[.H18]" office:value-type="float" office:value="1.12962746074039" calcext:value-type="float">
            <text:p>1.129627460740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39058" calcext:value-type="float">
            <text:p>0.0639058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0184705" calcext:value-type="float">
            <text:p>0.0184705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15" calcext:value-type="float">
            <text:p>0.15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1395" calcext:value-type="float">
            <text:p>391395</text:p>
          </table:table-cell>
          <table:table-cell table:formula="of:=[.G19]/[.I19]" office:value-type="float" office:value="3.45988468097778" calcext:value-type="float">
            <text:p>3.45988468097778</text:p>
          </table:table-cell>
          <table:table-cell table:formula="of:=[.J19]/[.H19]" office:value-type="float" office:value="1.28348082087021" calcext:value-type="float">
            <text:p>1.283480820870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30358" calcext:value-type="float">
            <text:p>0.0630358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80045" calcext:value-type="float">
            <text:p>0.0180045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15" calcext:value-type="float">
            <text:p>0.1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0485" calcext:value-type="float">
            <text:p>370485</text:p>
          </table:table-cell>
          <table:table-cell table:formula="of:=[.G20]/[.I20]" office:value-type="float" office:value="3.50111361048627" calcext:value-type="float">
            <text:p>3.50111361048627</text:p>
          </table:table-cell>
          <table:table-cell table:formula="of:=[.J20]/[.H20]" office:value-type="float" office:value="1.2936732710812" calcext:value-type="float">
            <text:p>1.29367327108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1524" calcext:value-type="float">
            <text:p>0.061524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74661" calcext:value-type="float">
            <text:p>0.0174661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202429" calcext:value-type="float">
            <text:p>0.02024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5391" calcext:value-type="float">
            <text:p>295391</text:p>
          </table:table-cell>
          <table:table-cell table:formula="of:=[.G21]/[.I21]" office:value-type="float" office:value="3.52248069116746" calcext:value-type="float">
            <text:p>3.52248069116746</text:p>
          </table:table-cell>
          <table:table-cell table:formula="of:=[.J21]/[.H21]" office:value-type="float" office:value="1.27682412371257" calcext:value-type="float">
            <text:p>1.276824123712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5567" calcext:value-type="float">
            <text:p>0.105567</text:p>
          </table:table-cell>
          <table:table-cell office:value-type="float" office:value="0.0233645" calcext:value-type="float">
            <text:p>0.0233645</text:p>
          </table:table-cell>
          <table:table-cell office:value-type="float" office:value="0.0224137" calcext:value-type="float">
            <text:p>0.0224137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1" calcext:value-type="float">
            <text:p>0.11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4600" calcext:value-type="float">
            <text:p>344600</text:p>
          </table:table-cell>
          <table:table-cell table:formula="of:=[.G22]/[.I22]" office:value-type="float" office:value="4.7099318720247" calcext:value-type="float">
            <text:p>4.7099318720247</text:p>
          </table:table-cell>
          <table:table-cell table:formula="of:=[.J22]/[.H22]" office:value-type="float" office:value="1.27489139506516" calcext:value-type="float">
            <text:p>1.274891395065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5184" calcext:value-type="float">
            <text:p>0.105184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0220078" calcext:value-type="float">
            <text:p>0.0220078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.12" calcext:value-type="float">
            <text:p>0.12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1800" calcext:value-type="float">
            <text:p>311800</text:p>
          </table:table-cell>
          <table:table-cell table:formula="of:=[.G23]/[.I23]" office:value-type="float" office:value="4.7793963958233" calcext:value-type="float">
            <text:p>4.7793963958233</text:p>
          </table:table-cell>
          <table:table-cell table:formula="of:=[.J23]/[.H23]" office:value-type="float" office:value="1.35865330211462" calcext:value-type="float">
            <text:p>1.358653302114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459" calcext:value-type="float">
            <text:p>0.10459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0213692" calcext:value-type="float">
            <text:p>0.0213692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3" calcext:value-type="float">
            <text:p>0.13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5687" calcext:value-type="float">
            <text:p>295687</text:p>
          </table:table-cell>
          <table:table-cell table:formula="of:=[.G24]/[.I24]" office:value-type="float" office:value="4.89442749377609" calcext:value-type="float">
            <text:p>4.89442749377609</text:p>
          </table:table-cell>
          <table:table-cell table:formula="of:=[.J24]/[.H24]" office:value-type="float" office:value="1.36514292697141" calcext:value-type="float">
            <text:p>1.365142926971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3694" calcext:value-type="float">
            <text:p>0.103694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5784" calcext:value-type="float">
            <text:p>0.0205784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13" calcext:value-type="float">
            <text:p>0.13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0208" calcext:value-type="float">
            <text:p>280208</text:p>
          </table:table-cell>
          <table:table-cell table:formula="of:=[.G25]/[.I25]" office:value-type="float" office:value="5.0389729036271" calcext:value-type="float">
            <text:p>5.0389729036271</text:p>
          </table:table-cell>
          <table:table-cell table:formula="of:=[.J25]/[.H25]" office:value-type="float" office:value="1.27466838746684" calcext:value-type="float">
            <text:p>1.274668387466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88935" calcext:value-type="float">
            <text:p>0.0788935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277" calcext:value-type="float">
            <text:p>0.015027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1" calcext:value-type="float">
            <text:p>0.11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8109" calcext:value-type="float">
            <text:p>288109</text:p>
          </table:table-cell>
          <table:table-cell table:formula="of:=[.G26]/[.I26]" office:value-type="float" office:value="5.24987190321872" calcext:value-type="float">
            <text:p>5.24987190321872</text:p>
          </table:table-cell>
          <table:table-cell table:formula="of:=[.J26]/[.H26]" office:value-type="float" office:value="1.2710950444344" calcext:value-type="float">
            <text:p>1.27109504443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88763" calcext:value-type="float">
            <text:p>0.0788763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127" calcext:value-type="float">
            <text:p>0.015012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2" calcext:value-type="float">
            <text:p>0.12</text:p>
          </table:table-cell>
          <table:table-cell office:value-type="float" office:value="0.0182648" calcext:value-type="float">
            <text:p>0.0182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3807" calcext:value-type="float">
            <text:p>283807</text:p>
          </table:table-cell>
          <table:table-cell table:formula="of:=[.G27]/[.I27]" office:value-type="float" office:value="5.25397163734705" calcext:value-type="float">
            <text:p>5.25397163734705</text:p>
          </table:table-cell>
          <table:table-cell table:formula="of:=[.J27]/[.H27]" office:value-type="float" office:value="1.2710950444344" calcext:value-type="float">
            <text:p>1.2710950444344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homography</text:p>
          </table:table-cell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87122" calcext:value-type="float">
            <text:p>0.0787122</text:p>
          </table:table-cell>
          <table:table-cell office:value-type="float" office:value="0.0165289" calcext:value-type="float">
            <text:p>0.0165289</text:p>
          </table:table-cell>
          <table:table-cell office:value-type="float" office:value="0.0148818" calcext:value-type="float">
            <text:p>0.0148818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2" calcext:value-type="float">
            <text:p>0.12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2128" calcext:value-type="float">
            <text:p>282128</text:p>
          </table:table-cell>
          <table:table-cell table:formula="of:=[.G28]/[.I28]" office:value-type="float" office:value="5.28915856952788" calcext:value-type="float">
            <text:p>5.28915856952788</text:p>
          </table:table-cell>
          <table:table-cell table:formula="of:=[.J28]/[.H28]" office:value-type="float" office:value="1.27637047837424" calcext:value-type="float">
            <text:p>1.27637047837424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artial affine</text:p>
          </table:table-cell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83586" calcext:value-type="float">
            <text:p>0.0783586</text:p>
          </table:table-cell>
          <table:table-cell office:value-type="float" office:value="0.0148515" calcext:value-type="float">
            <text:p>0.0148515</text:p>
          </table:table-cell>
          <table:table-cell office:value-type="float" office:value="0.0145353" calcext:value-type="float">
            <text:p>0.0145353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13" calcext:value-type="float">
            <text:p>0.13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0344" calcext:value-type="float">
            <text:p>270344</text:p>
          </table:table-cell>
          <table:table-cell table:formula="of:=[.G29]/[.I29]" office:value-type="float" office:value="5.39091728412898" calcext:value-type="float">
            <text:p>5.39091728412898</text:p>
          </table:table-cell>
          <table:table-cell table:formula="of:=[.J29]/[.H29]" office:value-type="float" office:value="1.4027741305592" calcext:value-type="float">
            <text:p>1.402774130559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affine</text:p>
          </table:table-cell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61349" calcext:value-type="float">
            <text:p>0.0561349</text:p>
          </table:table-cell>
          <table:table-cell office:value-type="float" office:value="0.012931" calcext:value-type="float">
            <text:p>0.012931</text:p>
          </table:table-cell>
          <table:table-cell office:value-type="float" office:value="0.0134614" calcext:value-type="float">
            <text:p>0.0134614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8945" calcext:value-type="float">
            <text:p>288945</text:p>
          </table:table-cell>
          <table:table-cell table:formula="of:=[.G30]/[.I30]" office:value-type="float" office:value="4.17006403494436" calcext:value-type="float">
            <text:p>4.17006403494436</text:p>
          </table:table-cell>
          <table:table-cell table:formula="of:=[.J30]/[.H30]" office:value-type="float" office:value="1.3449307864821" calcext:value-type="float">
            <text:p>1.34493078648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60928" calcext:value-type="float">
            <text:p>0.0560928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4366" calcext:value-type="float">
            <text:p>0.0134366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7429" calcext:value-type="float">
            <text:p>287429</text:p>
          </table:table-cell>
          <table:table-cell table:formula="of:=[.G31]/[.I31]" office:value-type="float" office:value="4.17462750993555" calcext:value-type="float">
            <text:p>4.17462750993555</text:p>
          </table:table-cell>
          <table:table-cell table:formula="of:=[.J31]/[.H31]" office:value-type="float" office:value="1.35072812706303" calcext:value-type="float">
            <text:p>1.350728127063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5874" calcext:value-type="float">
            <text:p>0.055874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3026" calcext:value-type="float">
            <text:p>0.0133026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6667" calcext:value-type="float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8722" calcext:value-type="float">
            <text:p>278722</text:p>
          </table:table-cell>
          <table:table-cell table:formula="of:=[.G32]/[.I32]" office:value-type="float" office:value="4.20023153368514" calcext:value-type="float">
            <text:p>4.20023153368514</text:p>
          </table:table-cell>
          <table:table-cell table:formula="of:=[.J32]/[.H32]" office:value-type="float" office:value="1.36231395895347" calcext:value-type="float">
            <text:p>1.36231395895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54562" calcext:value-type="float">
            <text:p>0.0554562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972" calcext:value-type="float">
            <text:p>0.0129972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7629" calcext:value-type="float">
            <text:p>277629</text:p>
          </table:table-cell>
          <table:table-cell table:formula="of:=[.G33]/[.I33]" office:value-type="float" office:value="4.26678053734651" calcext:value-type="float">
            <text:p>4.26678053734651</text:p>
          </table:table-cell>
          <table:table-cell table:formula="of:=[.J33]/[.H33]" office:value-type="float" office:value="1.36195160650536" calcext:value-type="float">
            <text:p>1.36195160650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82312" calcext:value-type="float">
            <text:p>0.0982312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0165727" calcext:value-type="float">
            <text:p>0.0165727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11" calcext:value-type="float">
            <text:p>0.1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7962" calcext:value-type="float">
            <text:p>277962</text:p>
          </table:table-cell>
          <table:table-cell table:formula="of:=[.G34]/[.I34]" office:value-type="float" office:value="5.92729006136598" calcext:value-type="float">
            <text:p>5.92729006136598</text:p>
          </table:table-cell>
          <table:table-cell table:formula="of:=[.J34]/[.H34]" office:value-type="float" office:value="1.43237764600347" calcext:value-type="float">
            <text:p>1.43237764600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82194" calcext:value-type="float">
            <text:p>0.0982194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0165662" calcext:value-type="float">
            <text:p>0.0165662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11" calcext:value-type="float">
            <text:p>0.1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9991" calcext:value-type="float">
            <text:p>279991</text:p>
          </table:table-cell>
          <table:table-cell table:formula="of:=[.G35]/[.I35]" office:value-type="float" office:value="5.92890342987529" calcext:value-type="float">
            <text:p>5.92890342987529</text:p>
          </table:table-cell>
          <table:table-cell table:formula="of:=[.J35]/[.H35]" office:value-type="float" office:value="1.43237764600347" calcext:value-type="float">
            <text:p>1.43237764600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81175" calcext:value-type="float">
            <text:p>0.0981175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4647" calcext:value-type="float">
            <text:p>0.0164647</text:p>
          </table:table-cell>
          <table:table-cell office:value-type="float" office:value="0.0242915" calcext:value-type="float">
            <text:p>0.0242915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8317" calcext:value-type="float">
            <text:p>278317</text:p>
          </table:table-cell>
          <table:table-cell table:formula="of:=[.G36]/[.I36]" office:value-type="float" office:value="5.95926436558213" calcext:value-type="float">
            <text:p>5.95926436558213</text:p>
          </table:table-cell>
          <table:table-cell table:formula="of:=[.J36]/[.H36]" office:value-type="float" office:value="1.42712366270496" calcext:value-type="float">
            <text:p>1.427123662704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77767" calcext:value-type="float">
            <text:p>0.0977767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61013" calcext:value-type="float">
            <text:p>0.0161013</text:p>
          </table:table-cell>
          <table:table-cell office:value-type="float" office:value="0.0225225" calcext:value-type="float">
            <text:p>0.0225225</text:p>
          </table:table-cell>
          <table:table-cell office:value-type="float" office:value="0.12" calcext:value-type="float">
            <text:p>0.12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5605" calcext:value-type="float">
            <text:p>275605</text:p>
          </table:table-cell>
          <table:table-cell table:formula="of:=[.G37]/[.I37]" office:value-type="float" office:value="6.07259662263296" calcext:value-type="float">
            <text:p>6.07259662263296</text:p>
          </table:table-cell>
          <table:table-cell table:formula="of:=[.J37]/[.H37]" office:value-type="float" office:value="1.34009055912225" calcext:value-type="float">
            <text:p>1.34009055912225</text:p>
          </table:table-cell>
          <table:table-cell table:formula="of:=SUM([.O2:.O37])" office:value-type="float" office:value="35284335" calcext:value-type="float">
            <text:p>35284335</text:p>
          </table:table-cell>
          <table:table-cell table:formula="of:=[.R37]/60000" office:value-type="float" office:value="588.07225" calcext:value-type="float">
            <text:p>588.07225</text:p>
          </table:table-cell>
          <table:table-cell table:formula="of:=[.S37]/60" office:value-type="float" office:value="9.80120416666667" calcext:value-type="float">
            <text:p>9.80120416666667</text:p>
          </table:table-cell>
          <table:table-cell/>
        </table:table-row>
        <table:table-row table:style-name="ro1">
          <table:table-cell table:style-name="ce5" office:value-type="string" calcext:value-type="string">
            <text:p>averages</text:p>
          </table:table-cell>
          <table:table-cell table:style-name="ce5" table:number-columns-repeated="2"/>
          <table:table-cell table:style-name="ce5" table:formula="of:=[.D37]" office:value-type="float" office:value="0.99" calcext:value-type="float">
            <text:p>0.99</text:p>
          </table:table-cell>
          <table:table-cell table:style-name="ce5" table:formula="of:=[.E37]" office:value-type="float" office:value="2.5" calcext:value-type="float">
            <text:p>2.5</text:p>
          </table:table-cell>
          <table:table-cell table:style-name="ce5" table:formula="of:=[.F37]" office:value-type="float" office:value="1" calcext:value-type="float">
            <text:p>1</text:p>
          </table:table-cell>
          <table:table-cell table:style-name="ce5" table:formula="of:=AVERAGE([.G2:.G37])" office:value-type="float" office:value="0.0825867166666667" calcext:value-type="float">
            <text:p>0.082586716666667</text:p>
          </table:table-cell>
          <table:table-cell table:style-name="ce5" table:formula="of:=AVERAGE([.H2:.H37])" office:value-type="float" office:value="0.0198261194444444" calcext:value-type="float">
            <text:p>0.019826119444445</text:p>
          </table:table-cell>
          <table:table-cell table:style-name="ce5" table:formula="of:=AVERAGE([.I2:.I37])" office:value-type="float" office:value="0.0196974" calcext:value-type="float">
            <text:p>0.0196974</text:p>
          </table:table-cell>
          <table:table-cell table:style-name="ce5" table:formula="of:=AVERAGE([.J2:.J37])" office:value-type="float" office:value="0.0254221972222222" calcext:value-type="float">
            <text:p>0.025422197222222</text:p>
          </table:table-cell>
          <table:table-cell table:style-name="ce5" table:formula="of:=AVERAGE([.K2:.K37])" office:value-type="float" office:value="0.132777777777778" calcext:value-type="float">
            <text:p>0.132777777777778</text:p>
          </table:table-cell>
          <table:table-cell table:style-name="ce5" table:formula="of:=AVERAGE([.L2:.L37])" office:value-type="float" office:value="0.0230724583333333" calcext:value-type="float">
            <text:p>0.023072458333333</text:p>
          </table:table-cell>
          <table:table-cell table:style-name="ce5" table:formula="of:=AVERAGE([.M2:.M37])" office:value-type="float" office:value="0" calcext:value-type="float">
            <text:p>0</text:p>
          </table:table-cell>
          <table:table-cell table:style-name="ce5" table:formula="of:=AVERAGE([.N2:.N37])" office:value-type="float" office:value="1" calcext:value-type="float">
            <text:p>1</text:p>
          </table:table-cell>
          <table:table-cell table:style-name="ce5" table:formula="of:=AVERAGE([.O2:.O37])" office:value-type="float" office:value="980120.416666667" calcext:value-type="float">
            <text:p>980120.416666667</text:p>
          </table:table-cell>
          <table:table-cell table:style-name="ce5" table:formula="of:=AVERAGE([.P2:.P37])" office:value-type="float" office:value="4.28836615647049" calcext:value-type="float">
            <text:p>4.28836615647049</text:p>
          </table:table-cell>
          <table:table-cell table:style-name="ce5" table:formula="of:=AVERAGE([.Q2:.Q37])" office:value-type="float" office:value="1.29172199337357" calcext:value-type="float">
            <text:p>1.29172199337357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  <table:table-cell table:style-name="ce2" office:value-type="string" calcext:value-type="string">
            <text:p>gen_mean</text:p>
          </table:table-cell>
          <table:table-cell table:style-name="ce2" office:value-type="string" calcext:value-type="string">
            <text:p>gen_low</text:p>
          </table:table-cell>
          <table:table-cell table:style-name="ce2" office:value-type="string" calcext:value-type="string">
            <text:p>imp_mean</text:p>
          </table:table-cell>
          <table:table-cell table:style-name="ce2" office:value-type="string" calcext:value-type="string">
            <text:p>imp_high</text:p>
          </table:table-cell>
          <table:table-cell table:style-name="ce2" office:value-type="string" calcext:value-type="string">
            <text:p>eer_pcnt</text:p>
          </table:table-cell>
          <table:table-cell table:style-name="ce2" office:value-type="string" calcext:value-type="string">
            <text:p>eer_val</text:p>
          </table:table-cell>
          <table:table-cell table:style-name="ce2" office:value-type="string" calcext:value-type="string">
            <text:p>frr</text:p>
          </table:table-cell>
          <table:table-cell table:style-name="ce2" office:value-type="string" calcext:value-type="string">
            <text:p>far</text:p>
          </table:table-cell>
          <table:table-cell table:style-name="ce2" office:value-type="string" calcext:value-type="string">
            <text:p>time(ms)</text:p>
          </table:table-cell>
          <table:table-cell table:style-name="ce4" office:value-type="string" calcext:value-type="string">
            <text:p>gm/im</text:p>
          </table:table-cell>
          <table:table-cell table:style-name="ce4" office:value-type="string" calcext:value-type="string">
            <text:p>ih/g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88935" calcext:value-type="float">
            <text:p>0.0788935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277" calcext:value-type="float">
            <text:p>0.015027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1" calcext:value-type="float">
            <text:p>0.11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1673" calcext:value-type="float">
            <text:p>291673</text:p>
          </table:table-cell>
          <table:table-cell table:formula="of:=[.G40]/[.I40]" office:value-type="float" office:value="5.24987190321872" calcext:value-type="float">
            <text:p>5.24987190321872</text:p>
          </table:table-cell>
          <table:table-cell table:formula="of:=[.J40]/[.H40]" office:value-type="float" office:value="1.2710950444344" calcext:value-type="float">
            <text:p>1.27109504443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88763" calcext:value-type="float">
            <text:p>0.0788763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127" calcext:value-type="float">
            <text:p>0.015012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2" calcext:value-type="float">
            <text:p>0.12</text:p>
          </table:table-cell>
          <table:table-cell office:value-type="float" office:value="0.0182648" calcext:value-type="float">
            <text:p>0.0182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8962" calcext:value-type="float">
            <text:p>288962</text:p>
          </table:table-cell>
          <table:table-cell table:formula="of:=[.G41]/[.I41]" office:value-type="float" office:value="5.25397163734705" calcext:value-type="float">
            <text:p>5.25397163734705</text:p>
          </table:table-cell>
          <table:table-cell table:formula="of:=[.J41]/[.H41]" office:value-type="float" office:value="1.2710950444344" calcext:value-type="float">
            <text:p>1.27109504443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87122" calcext:value-type="float">
            <text:p>0.0787122</text:p>
          </table:table-cell>
          <table:table-cell office:value-type="float" office:value="0.0165289" calcext:value-type="float">
            <text:p>0.0165289</text:p>
          </table:table-cell>
          <table:table-cell office:value-type="float" office:value="0.0148818" calcext:value-type="float">
            <text:p>0.0148818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2" calcext:value-type="float">
            <text:p>0.12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0260" calcext:value-type="float">
            <text:p>290260</text:p>
          </table:table-cell>
          <table:table-cell table:formula="of:=[.G42]/[.I42]" office:value-type="float" office:value="5.28915856952788" calcext:value-type="float">
            <text:p>5.28915856952788</text:p>
          </table:table-cell>
          <table:table-cell table:formula="of:=[.J42]/[.H42]" office:value-type="float" office:value="1.27637047837424" calcext:value-type="float">
            <text:p>1.276370478374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83586" calcext:value-type="float">
            <text:p>0.0783586</text:p>
          </table:table-cell>
          <table:table-cell office:value-type="float" office:value="0.0148515" calcext:value-type="float">
            <text:p>0.0148515</text:p>
          </table:table-cell>
          <table:table-cell office:value-type="float" office:value="0.0145353" calcext:value-type="float">
            <text:p>0.0145353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13" calcext:value-type="float">
            <text:p>0.13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5356" calcext:value-type="float">
            <text:p>275356</text:p>
          </table:table-cell>
          <table:table-cell table:formula="of:=[.G43]/[.I43]" office:value-type="float" office:value="5.39091728412898" calcext:value-type="float">
            <text:p>5.39091728412898</text:p>
          </table:table-cell>
          <table:table-cell table:formula="of:=[.J43]/[.H43]" office:value-type="float" office:value="1.4027741305592" calcext:value-type="float">
            <text:p>1.40277413055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61349" calcext:value-type="float">
            <text:p>0.0561349</text:p>
          </table:table-cell>
          <table:table-cell office:value-type="float" office:value="0.012931" calcext:value-type="float">
            <text:p>0.012931</text:p>
          </table:table-cell>
          <table:table-cell office:value-type="float" office:value="0.0134614" calcext:value-type="float">
            <text:p>0.0134614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3284" calcext:value-type="float">
            <text:p>293284</text:p>
          </table:table-cell>
          <table:table-cell table:formula="of:=[.G44]/[.I44]" office:value-type="float" office:value="4.17006403494436" calcext:value-type="float">
            <text:p>4.17006403494436</text:p>
          </table:table-cell>
          <table:table-cell table:formula="of:=[.J44]/[.H44]" office:value-type="float" office:value="1.3449307864821" calcext:value-type="float">
            <text:p>1.34493078648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60928" calcext:value-type="float">
            <text:p>0.0560928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4366" calcext:value-type="float">
            <text:p>0.0134366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9341" calcext:value-type="float">
            <text:p>289341</text:p>
          </table:table-cell>
          <table:table-cell table:formula="of:=[.G45]/[.I45]" office:value-type="float" office:value="4.17462750993555" calcext:value-type="float">
            <text:p>4.17462750993555</text:p>
          </table:table-cell>
          <table:table-cell table:formula="of:=[.J45]/[.H45]" office:value-type="float" office:value="1.35072812706303" calcext:value-type="float">
            <text:p>1.350728127063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5874" calcext:value-type="float">
            <text:p>0.055874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3026" calcext:value-type="float">
            <text:p>0.0133026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6667" calcext:value-type="float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2027" calcext:value-type="float">
            <text:p>282027</text:p>
          </table:table-cell>
          <table:table-cell table:formula="of:=[.G46]/[.I46]" office:value-type="float" office:value="4.20023153368514" calcext:value-type="float">
            <text:p>4.20023153368514</text:p>
          </table:table-cell>
          <table:table-cell table:formula="of:=[.J46]/[.H46]" office:value-type="float" office:value="1.36231395895347" calcext:value-type="float">
            <text:p>1.36231395895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54562" calcext:value-type="float">
            <text:p>0.0554562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972" calcext:value-type="float">
            <text:p>0.0129972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4656" calcext:value-type="float">
            <text:p>274656</text:p>
          </table:table-cell>
          <table:table-cell table:formula="of:=[.G47]/[.I47]" office:value-type="float" office:value="4.26678053734651" calcext:value-type="float">
            <text:p>4.26678053734651</text:p>
          </table:table-cell>
          <table:table-cell table:formula="of:=[.J47]/[.H47]" office:value-type="float" office:value="1.36195160650536" calcext:value-type="float">
            <text:p>1.36195160650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82312" calcext:value-type="float">
            <text:p>0.0982312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0165727" calcext:value-type="float">
            <text:p>0.0165727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11" calcext:value-type="float">
            <text:p>0.1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0155" calcext:value-type="float">
            <text:p>280155</text:p>
          </table:table-cell>
          <table:table-cell table:formula="of:=[.G48]/[.I48]" office:value-type="float" office:value="5.92729006136598" calcext:value-type="float">
            <text:p>5.92729006136598</text:p>
          </table:table-cell>
          <table:table-cell table:formula="of:=[.J48]/[.H48]" office:value-type="float" office:value="1.43237764600347" calcext:value-type="float">
            <text:p>1.43237764600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82194" calcext:value-type="float">
            <text:p>0.0982194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0165662" calcext:value-type="float">
            <text:p>0.0165662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11" calcext:value-type="float">
            <text:p>0.1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6175" calcext:value-type="float">
            <text:p>286175</text:p>
          </table:table-cell>
          <table:table-cell table:formula="of:=[.G49]/[.I49]" office:value-type="float" office:value="5.92890342987529" calcext:value-type="float">
            <text:p>5.92890342987529</text:p>
          </table:table-cell>
          <table:table-cell table:formula="of:=[.J49]/[.H49]" office:value-type="float" office:value="1.43237764600347" calcext:value-type="float">
            <text:p>1.43237764600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81175" calcext:value-type="float">
            <text:p>0.0981175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4647" calcext:value-type="float">
            <text:p>0.0164647</text:p>
          </table:table-cell>
          <table:table-cell office:value-type="float" office:value="0.0242915" calcext:value-type="float">
            <text:p>0.0242915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3759" calcext:value-type="float">
            <text:p>283759</text:p>
          </table:table-cell>
          <table:table-cell table:formula="of:=[.G50]/[.I50]" office:value-type="float" office:value="5.95926436558213" calcext:value-type="float">
            <text:p>5.95926436558213</text:p>
          </table:table-cell>
          <table:table-cell table:formula="of:=[.J50]/[.H50]" office:value-type="float" office:value="1.42712366270496" calcext:value-type="float">
            <text:p>1.427123662704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77767" calcext:value-type="float">
            <text:p>0.0977767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61013" calcext:value-type="float">
            <text:p>0.0161013</text:p>
          </table:table-cell>
          <table:table-cell office:value-type="float" office:value="0.0225225" calcext:value-type="float">
            <text:p>0.0225225</text:p>
          </table:table-cell>
          <table:table-cell office:value-type="float" office:value="0.12" calcext:value-type="float">
            <text:p>0.12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4019" calcext:value-type="float">
            <text:p>274019</text:p>
          </table:table-cell>
          <table:table-cell table:formula="of:=[.G51]/[.I51]" office:value-type="float" office:value="6.07259662263296" calcext:value-type="float">
            <text:p>6.07259662263296</text:p>
          </table:table-cell>
          <table:table-cell table:formula="of:=[.J51]/[.H51]" office:value-type="float" office:value="1.34009055912225" calcext:value-type="float">
            <text:p>1.340090559122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68956" calcext:value-type="float">
            <text:p>0.0868956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6751" calcext:value-type="float">
            <text:p>0.0206751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12" calcext:value-type="float">
            <text:p>0.12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9539" calcext:value-type="float">
            <text:p>339539</text:p>
          </table:table-cell>
          <table:table-cell table:formula="of:=[.G52]/[.I52]" office:value-type="float" office:value="4.20291074771102" calcext:value-type="float">
            <text:p>4.20291074771102</text:p>
          </table:table-cell>
          <table:table-cell table:formula="of:=[.J52]/[.H52]" office:value-type="float" office:value="1.24174139867862" calcext:value-type="float">
            <text:p>1.241741398678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64871" calcext:value-type="float">
            <text:p>0.0864871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2542" calcext:value-type="float">
            <text:p>0.0202542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3" calcext:value-type="float">
            <text:p>0.13</text:p>
          </table:table-cell>
          <table:table-cell office:value-type="float" office:value="0.0246305" calcext:value-type="float">
            <text:p>0.02463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9859" calcext:value-type="float">
            <text:p>309859</text:p>
          </table:table-cell>
          <table:table-cell table:formula="of:=[.G53]/[.I53]" office:value-type="float" office:value="4.27008225454474" calcext:value-type="float">
            <text:p>4.27008225454474</text:p>
          </table:table-cell>
          <table:table-cell table:formula="of:=[.J53]/[.H53]" office:value-type="float" office:value="1.23090270309027" calcext:value-type="float">
            <text:p>1.230902703090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58098" calcext:value-type="float">
            <text:p>0.0858098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196673" calcext:value-type="float">
            <text:p>0.0196673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3" calcext:value-type="float">
            <text:p>0.13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9795" calcext:value-type="float">
            <text:p>289795</text:p>
          </table:table-cell>
          <table:table-cell table:formula="of:=[.G54]/[.I54]" office:value-type="float" office:value="4.36306966385828" calcext:value-type="float">
            <text:p>4.36306966385828</text:p>
          </table:table-cell>
          <table:table-cell table:formula="of:=[.J54]/[.H54]" office:value-type="float" office:value="1.22542162925546" calcext:value-type="float">
            <text:p>1.225421629255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46982" calcext:value-type="float">
            <text:p>0.0846982</text:p>
          </table:table-cell>
          <table:table-cell office:value-type="float" office:value="0.0177778" calcext:value-type="float">
            <text:p>0.0177778</text:p>
          </table:table-cell>
          <table:table-cell office:value-type="float" office:value="0.0189867" calcext:value-type="float">
            <text:p>0.0189867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14" calcext:value-type="float">
            <text:p>0.14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5667" calcext:value-type="float">
            <text:p>275667</text:p>
          </table:table-cell>
          <table:table-cell table:formula="of:=[.G55]/[.I55]" office:value-type="float" office:value="4.4609226458521" calcext:value-type="float">
            <text:p>4.4609226458521</text:p>
          </table:table-cell>
          <table:table-cell table:formula="of:=[.J55]/[.H55]" office:value-type="float" office:value="1.40041512448109" calcext:value-type="float">
            <text:p>1.400415124481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44457" calcext:value-type="float">
            <text:p>0.0644457</text:p>
          </table:table-cell>
          <table:table-cell office:value-type="float" office:value="0.0204918" calcext:value-type="float">
            <text:p>0.0204918</text:p>
          </table:table-cell>
          <table:table-cell office:value-type="float" office:value="0.018849" calcext:value-type="float">
            <text:p>0.018849</text:p>
          </table:table-cell>
          <table:table-cell office:value-type="float" office:value="0.0231481" calcext:value-type="float">
            <text:p>0.0231481</text:p>
          </table:table-cell>
          <table:table-cell office:value-type="float" office:value="0.14" calcext:value-type="float">
            <text:p>0.14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9354" calcext:value-type="float">
            <text:p>349354</text:p>
          </table:table-cell>
          <table:table-cell table:formula="of:=[.G56]/[.I56]" office:value-type="float" office:value="3.41905140856279" calcext:value-type="float">
            <text:p>3.41905140856279</text:p>
          </table:table-cell>
          <table:table-cell table:formula="of:=[.J56]/[.H56]" office:value-type="float" office:value="1.12962746074039" calcext:value-type="float">
            <text:p>1.129627460740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39058" calcext:value-type="float">
            <text:p>0.0639058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0184705" calcext:value-type="float">
            <text:p>0.0184705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15" calcext:value-type="float">
            <text:p>0.15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8490" calcext:value-type="float">
            <text:p>308490</text:p>
          </table:table-cell>
          <table:table-cell table:formula="of:=[.G57]/[.I57]" office:value-type="float" office:value="3.45988468097778" calcext:value-type="float">
            <text:p>3.45988468097778</text:p>
          </table:table-cell>
          <table:table-cell table:formula="of:=[.J57]/[.H57]" office:value-type="float" office:value="1.28348082087021" calcext:value-type="float">
            <text:p>1.283480820870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30358" calcext:value-type="float">
            <text:p>0.0630358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80045" calcext:value-type="float">
            <text:p>0.0180045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15" calcext:value-type="float">
            <text:p>0.1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5668" calcext:value-type="float">
            <text:p>285668</text:p>
          </table:table-cell>
          <table:table-cell table:formula="of:=[.G58]/[.I58]" office:value-type="float" office:value="3.50111361048627" calcext:value-type="float">
            <text:p>3.50111361048627</text:p>
          </table:table-cell>
          <table:table-cell table:formula="of:=[.J58]/[.H58]" office:value-type="float" office:value="1.2936732710812" calcext:value-type="float">
            <text:p>1.29367327108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1524" calcext:value-type="float">
            <text:p>0.061524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74661" calcext:value-type="float">
            <text:p>0.0174661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202429" calcext:value-type="float">
            <text:p>0.02024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3688" calcext:value-type="float">
            <text:p>283688</text:p>
          </table:table-cell>
          <table:table-cell table:formula="of:=[.G59]/[.I59]" office:value-type="float" office:value="3.52248069116746" calcext:value-type="float">
            <text:p>3.52248069116746</text:p>
          </table:table-cell>
          <table:table-cell table:formula="of:=[.J59]/[.H59]" office:value-type="float" office:value="1.27682412371257" calcext:value-type="float">
            <text:p>1.276824123712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5567" calcext:value-type="float">
            <text:p>0.105567</text:p>
          </table:table-cell>
          <table:table-cell office:value-type="float" office:value="0.0233645" calcext:value-type="float">
            <text:p>0.0233645</text:p>
          </table:table-cell>
          <table:table-cell office:value-type="float" office:value="0.0224137" calcext:value-type="float">
            <text:p>0.0224137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1" calcext:value-type="float">
            <text:p>0.11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0729" calcext:value-type="float">
            <text:p>330729</text:p>
          </table:table-cell>
          <table:table-cell table:formula="of:=[.G60]/[.I60]" office:value-type="float" office:value="4.7099318720247" calcext:value-type="float">
            <text:p>4.7099318720247</text:p>
          </table:table-cell>
          <table:table-cell table:formula="of:=[.J60]/[.H60]" office:value-type="float" office:value="1.27489139506516" calcext:value-type="float">
            <text:p>1.274891395065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5184" calcext:value-type="float">
            <text:p>0.105184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0220078" calcext:value-type="float">
            <text:p>0.0220078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.12" calcext:value-type="float">
            <text:p>0.12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8056" calcext:value-type="float">
            <text:p>308056</text:p>
          </table:table-cell>
          <table:table-cell table:formula="of:=[.G61]/[.I61]" office:value-type="float" office:value="4.7793963958233" calcext:value-type="float">
            <text:p>4.7793963958233</text:p>
          </table:table-cell>
          <table:table-cell table:formula="of:=[.J61]/[.H61]" office:value-type="float" office:value="1.35865330211462" calcext:value-type="float">
            <text:p>1.358653302114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459" calcext:value-type="float">
            <text:p>0.10459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0213692" calcext:value-type="float">
            <text:p>0.0213692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3" calcext:value-type="float">
            <text:p>0.13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9463" calcext:value-type="float">
            <text:p>289463</text:p>
          </table:table-cell>
          <table:table-cell table:formula="of:=[.G62]/[.I62]" office:value-type="float" office:value="4.89442749377609" calcext:value-type="float">
            <text:p>4.89442749377609</text:p>
          </table:table-cell>
          <table:table-cell table:formula="of:=[.J62]/[.H62]" office:value-type="float" office:value="1.36514292697141" calcext:value-type="float">
            <text:p>1.365142926971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3694" calcext:value-type="float">
            <text:p>0.103694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5784" calcext:value-type="float">
            <text:p>0.0205784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13" calcext:value-type="float">
            <text:p>0.13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1534" calcext:value-type="float">
            <text:p>281534</text:p>
          </table:table-cell>
          <table:table-cell table:formula="of:=[.G63]/[.I63]" office:value-type="float" office:value="5.0389729036271" calcext:value-type="float">
            <text:p>5.0389729036271</text:p>
          </table:table-cell>
          <table:table-cell table:formula="of:=[.J63]/[.H63]" office:value-type="float" office:value="1.27466838746684" calcext:value-type="float">
            <text:p>1.274668387466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86682" calcext:value-type="float">
            <text:p>0.0886682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2879" calcext:value-type="float">
            <text:p>0.0252879</text:p>
          </table:table-cell>
          <table:table-cell office:value-type="float" office:value="0.030837" calcext:value-type="float">
            <text:p>0.030837</text:p>
          </table:table-cell>
          <table:table-cell office:value-type="float" office:value="0.13" calcext:value-type="float">
            <text:p>0.13</text:p>
          </table:table-cell>
          <table:table-cell office:value-type="float" office:value="0.0291667" calcext:value-type="float">
            <text:p>0.0291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46470" calcext:value-type="float">
            <text:p>4046470</text:p>
          </table:table-cell>
          <table:table-cell table:formula="of:=[.G64]/[.I64]" office:value-type="float" office:value="3.50634888622622" calcext:value-type="float">
            <text:p>3.50634888622622</text:p>
          </table:table-cell>
          <table:table-cell table:formula="of:=[.J64]/[.H64]" office:value-type="float" office:value="1.21805936839611" calcext:value-type="float">
            <text:p>1.218059368396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78633" calcext:value-type="float">
            <text:p>0.0878633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6932" calcext:value-type="float">
            <text:p>0.0246932</text:p>
          </table:table-cell>
          <table:table-cell office:value-type="float" office:value="0.0301724" calcext:value-type="float">
            <text:p>0.0301724</text:p>
          </table:table-cell>
          <table:table-cell office:value-type="float" office:value="0.13" calcext:value-type="float">
            <text:p>0.13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34960" calcext:value-type="float">
            <text:p>2334960</text:p>
          </table:table-cell>
          <table:table-cell table:formula="of:=[.G65]/[.I65]" office:value-type="float" office:value="3.55819820841365" calcext:value-type="float">
            <text:p>3.55819820841365</text:p>
          </table:table-cell>
          <table:table-cell table:formula="of:=[.J65]/[.H65]" office:value-type="float" office:value="1.20186738685341" calcext:value-type="float">
            <text:p>1.201867386853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66943" calcext:value-type="float">
            <text:p>0.0866943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0240243" calcext:value-type="float">
            <text:p>0.0240243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4" calcext:value-type="float">
            <text:p>0.14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72910" calcext:value-type="float">
            <text:p>1372910</text:p>
          </table:table-cell>
          <table:table-cell table:formula="of:=[.G66]/[.I66]" office:value-type="float" office:value="3.6086087836066" calcext:value-type="float">
            <text:p>3.6086087836066</text:p>
          </table:table-cell>
          <table:table-cell table:formula="of:=[.J66]/[.H66]" office:value-type="float" office:value="1.20141650600563" calcext:value-type="float">
            <text:p>1.201416506005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44071" calcext:value-type="float">
            <text:p>0.0844071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0233117" calcext:value-type="float">
            <text:p>0.0233117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47660" calcext:value-type="float">
            <text:p>847660</text:p>
          </table:table-cell>
          <table:table-cell table:formula="of:=[.G67]/[.I67]" office:value-type="float" office:value="3.62080414555781" calcext:value-type="float">
            <text:p>3.62080414555781</text:p>
          </table:table-cell>
          <table:table-cell table:formula="of:=[.J67]/[.H67]" office:value-type="float" office:value="1.31286075239899" calcext:value-type="float">
            <text:p>1.312860752398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75996" calcext:value-type="float">
            <text:p>0.0675996</text:p>
          </table:table-cell>
          <table:table-cell office:value-type="float" office:value="0.0242915" calcext:value-type="float">
            <text:p>0.0242915</text:p>
          </table:table-cell>
          <table:table-cell office:value-type="float" office:value="0.0233729" calcext:value-type="float">
            <text:p>0.0233729</text:p>
          </table:table-cell>
          <table:table-cell office:value-type="float" office:value="0.0284553" calcext:value-type="float">
            <text:p>0.0284553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98480" calcext:value-type="float">
            <text:p>4498480</text:p>
          </table:table-cell>
          <table:table-cell table:formula="of:=[.G68]/[.I68]" office:value-type="float" office:value="2.89222133325347" calcext:value-type="float">
            <text:p>2.89222133325347</text:p>
          </table:table-cell>
          <table:table-cell table:formula="of:=[.J68]/[.H68]" office:value-type="float" office:value="1.17140975238252" calcext:value-type="float">
            <text:p>1.171409752382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64615" calcext:value-type="float">
            <text:p>0.0664615</text:p>
          </table:table-cell>
          <table:table-cell office:value-type="float" office:value="0.0215517" calcext:value-type="float">
            <text:p>0.0215517</text:p>
          </table:table-cell>
          <table:table-cell office:value-type="float" office:value="0.0228784" calcext:value-type="float">
            <text:p>0.0228784</text:p>
          </table:table-cell>
          <table:table-cell office:value-type="float" office:value="0.0269058" calcext:value-type="float">
            <text:p>0.0269058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16540" calcext:value-type="float">
            <text:p>2416540</text:p>
          </table:table-cell>
          <table:table-cell table:formula="of:=[.G69]/[.I69]" office:value-type="float" office:value="2.90498898524372" calcext:value-type="float">
            <text:p>2.90498898524372</text:p>
          </table:table-cell>
          <table:table-cell table:formula="of:=[.J69]/[.H69]" office:value-type="float" office:value="1.24843051824218" calcext:value-type="float">
            <text:p>1.248430518242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4567" calcext:value-type="float">
            <text:p>0.06456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627" calcext:value-type="float">
            <text:p>0.0223627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73810" calcext:value-type="float">
            <text:p>1473810</text:p>
          </table:table-cell>
          <table:table-cell table:formula="of:=[.G70]/[.I70]" office:value-type="float" office:value="2.88726316589678" calcext:value-type="float">
            <text:p>2.88726316589678</text:p>
          </table:table-cell>
          <table:table-cell table:formula="of:=[.J70]/[.H70]" office:value-type="float" office:value="1.24737166421766" calcext:value-type="float">
            <text:p>1.247371664217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15235" calcext:value-type="float">
            <text:p>0.061523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185" calcext:value-type="float">
            <text:p>0.0218185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16" calcext:value-type="float">
            <text:p>0.16</text:p>
          </table:table-cell>
          <table:table-cell office:value-type="float" office:value="0.0244898" calcext:value-type="float">
            <text:p>0.02448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5680" calcext:value-type="float">
            <text:p>865680</text:p>
          </table:table-cell>
          <table:table-cell table:formula="of:=[.G71]/[.I71]" office:value-type="float" office:value="2.81978596145473" calcext:value-type="float">
            <text:p>2.81978596145473</text:p>
          </table:table-cell>
          <table:table-cell table:formula="of:=[.J71]/[.H71]" office:value-type="float" office:value="1.23620850362085" calcext:value-type="float">
            <text:p>1.236208503620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6085" calcext:value-type="float">
            <text:p>0.106085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0271166" calcext:value-type="float">
            <text:p>0.0271166</text:p>
          </table:table-cell>
          <table:table-cell office:value-type="float" office:value="0.0343348" calcext:value-type="float">
            <text:p>0.0343348</text:p>
          </table:table-cell>
          <table:table-cell office:value-type="float" office:value="0.12" calcext:value-type="float">
            <text:p>0.12</text:p>
          </table:table-cell>
          <table:table-cell office:value-type="float" office:value="0.0311111" calcext:value-type="float">
            <text:p>0.03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34710" calcext:value-type="float">
            <text:p>4034710</text:p>
          </table:table-cell>
          <table:table-cell table:formula="of:=[.G72]/[.I72]" office:value-type="float" office:value="3.91217925551138" calcext:value-type="float">
            <text:p>3.91217925551138</text:p>
          </table:table-cell>
          <table:table-cell table:formula="of:=[.J72]/[.H72]" office:value-type="float" office:value="1.19681405441205" calcext:value-type="float">
            <text:p>1.196814054412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541" calcext:value-type="float">
            <text:p>0.10541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0264904" calcext:value-type="float">
            <text:p>0.0264904</text:p>
          </table:table-cell>
          <table:table-cell office:value-type="float" office:value="0.0338983" calcext:value-type="float">
            <text:p>0.0338983</text:p>
          </table:table-cell>
          <table:table-cell office:value-type="float" office:value="0.13" calcext:value-type="float">
            <text:p>0.13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82200" calcext:value-type="float">
            <text:p>2382200</text:p>
          </table:table-cell>
          <table:table-cell table:formula="of:=[.G73]/[.I73]" office:value-type="float" office:value="3.97917736236523" calcext:value-type="float">
            <text:p>3.97917736236523</text:p>
          </table:table-cell>
          <table:table-cell table:formula="of:=[.J73]/[.H73]" office:value-type="float" office:value="1.29943266761222" calcext:value-type="float">
            <text:p>1.299432667612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4481" calcext:value-type="float">
            <text:p>0.104481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0257423" calcext:value-type="float">
            <text:p>0.0257423</text:p>
          </table:table-cell>
          <table:table-cell office:value-type="float" office:value="0.033195" calcext:value-type="float">
            <text:p>0.03319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72920" calcext:value-type="float">
            <text:p>1372920</text:p>
          </table:table-cell>
          <table:table-cell table:formula="of:=[.G74]/[.I74]" office:value-type="float" office:value="4.05872824106626" calcext:value-type="float">
            <text:p>4.05872824106626</text:p>
          </table:table-cell>
          <table:table-cell table:formula="of:=[.J74]/[.H74]" office:value-type="float" office:value="1.30567147976101" calcext:value-type="float">
            <text:p>1.30567147976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2781" calcext:value-type="float">
            <text:p>0.102781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9048" calcext:value-type="float">
            <text:p>0.0249048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40450" calcext:value-type="float">
            <text:p>840450</text:p>
          </table:table-cell>
          <table:table-cell table:formula="of:=[.G75]/[.I75]" office:value-type="float" office:value="4.12695544633966" calcext:value-type="float">
            <text:p>4.12695544633966</text:p>
          </table:table-cell>
          <table:table-cell table:formula="of:=[.J75]/[.H75]" office:value-type="float" office:value="1.23377787337779" calcext:value-type="float">
            <text:p>1.23377787337779</text:p>
          </table:table-cell>
          <table:table-cell table:formula="of:=SUM([.O40:.O75])" office:value-type="float" office:value="33548299" calcext:value-type="float">
            <text:p>33548299</text:p>
          </table:table-cell>
          <table:table-cell table:formula="of:=[.R75]/60000" office:value-type="float" office:value="559.138316666667" calcext:value-type="float">
            <text:p>559.138316666667</text:p>
          </table:table-cell>
          <table:table-cell table:formula="of:=[.S75]/60" office:value-type="float" office:value="9.31897194444445" calcext:value-type="float">
            <text:p>9.31897194444445</text:p>
          </table:table-cell>
          <table:table-cell/>
        </table:table-row>
        <table:table-row table:style-name="ro1">
          <table:table-cell table:style-name="ce5" office:value-type="string" calcext:value-type="string">
            <text:p>averages</text:p>
          </table:table-cell>
          <table:table-cell table:style-name="ce5" table:number-columns-repeated="2"/>
          <table:table-cell table:style-name="ce5" table:formula="of:=[.D75]" office:value-type="float" office:value="0.99" calcext:value-type="float">
            <text:p>0.99</text:p>
          </table:table-cell>
          <table:table-cell table:style-name="ce5" table:formula="of:=[.E75]" office:value-type="float" office:value="2" calcext:value-type="float">
            <text:p>2</text:p>
          </table:table-cell>
          <table:table-cell table:style-name="ce5" table:formula="of:=[.F75]" office:value-type="float" office:value="1" calcext:value-type="float">
            <text:p>1</text:p>
          </table:table-cell>
          <table:table-cell table:style-name="ce5" table:formula="of:=AVERAGE([.G40:.G75])" office:value-type="float" office:value="0.0825867166666666" calcext:value-type="float">
            <text:p>0.082586716666667</text:p>
          </table:table-cell>
          <table:table-cell table:style-name="ce5" table:formula="of:=AVERAGE([.H40:.H75])" office:value-type="float" office:value="0.0198261194444445" calcext:value-type="float">
            <text:p>0.019826119444445</text:p>
          </table:table-cell>
          <table:table-cell table:style-name="ce5" table:formula="of:=AVERAGE([.I40:.I75])" office:value-type="float" office:value="0.0196974" calcext:value-type="float">
            <text:p>0.0196974</text:p>
          </table:table-cell>
          <table:table-cell table:style-name="ce5" table:formula="of:=AVERAGE([.J40:.J75])" office:value-type="float" office:value="0.0254221972222222" calcext:value-type="float">
            <text:p>0.025422197222222</text:p>
          </table:table-cell>
          <table:table-cell table:style-name="ce5" table:formula="of:=AVERAGE([.K40:.K75])" office:value-type="float" office:value="0.132777777777778" calcext:value-type="float">
            <text:p>0.132777777777778</text:p>
          </table:table-cell>
          <table:table-cell table:style-name="ce5" table:formula="of:=AVERAGE([.L40:.L75])" office:value-type="float" office:value="0.0230724583333333" calcext:value-type="float">
            <text:p>0.023072458333333</text:p>
          </table:table-cell>
          <table:table-cell table:style-name="ce5" table:formula="of:=AVERAGE([.M40:.M75])" office:value-type="float" office:value="0" calcext:value-type="float">
            <text:p>0</text:p>
          </table:table-cell>
          <table:table-cell table:style-name="ce5" table:formula="of:=AVERAGE([.N40:.N75])" office:value-type="float" office:value="1" calcext:value-type="float">
            <text:p>1</text:p>
          </table:table-cell>
          <table:table-cell table:style-name="ce5" table:formula="of:=AVERAGE([.O40:.O75])" office:value-type="float" office:value="931897.194444445" calcext:value-type="float">
            <text:p>931897.194444445</text:p>
          </table:table-cell>
          <table:table-cell table:style-name="ce5" table:formula="of:=AVERAGE([.P40:.P75])" office:value-type="float" office:value="4.28836615647049" calcext:value-type="float">
            <text:p>4.28836615647049</text:p>
          </table:table-cell>
          <table:table-cell table:style-name="ce5" table:formula="of:=AVERAGE([.Q40:.Q75])" office:value-type="float" office:value="1.29172199337357" calcext:value-type="float">
            <text:p>1.29172199337357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  <table:table-cell table:style-name="ce2" office:value-type="string" calcext:value-type="string">
            <text:p>gen_mean</text:p>
          </table:table-cell>
          <table:table-cell table:style-name="ce2" office:value-type="string" calcext:value-type="string">
            <text:p>gen_low</text:p>
          </table:table-cell>
          <table:table-cell table:style-name="ce2" office:value-type="string" calcext:value-type="string">
            <text:p>imp_mean</text:p>
          </table:table-cell>
          <table:table-cell table:style-name="ce2" office:value-type="string" calcext:value-type="string">
            <text:p>imp_high</text:p>
          </table:table-cell>
          <table:table-cell table:style-name="ce2" office:value-type="string" calcext:value-type="string">
            <text:p>eer_pcnt</text:p>
          </table:table-cell>
          <table:table-cell table:style-name="ce2" office:value-type="string" calcext:value-type="string">
            <text:p>eer_val</text:p>
          </table:table-cell>
          <table:table-cell table:style-name="ce2" office:value-type="string" calcext:value-type="string">
            <text:p>frr</text:p>
          </table:table-cell>
          <table:table-cell table:style-name="ce2" office:value-type="string" calcext:value-type="string">
            <text:p>far</text:p>
          </table:table-cell>
          <table:table-cell table:style-name="ce2" office:value-type="string" calcext:value-type="string">
            <text:p>time(ms)</text:p>
          </table:table-cell>
          <table:table-cell table:style-name="ce4" office:value-type="string" calcext:value-type="string">
            <text:p>gm/im</text:p>
          </table:table-cell>
          <table:table-cell table:style-name="ce4" office:value-type="string" calcext:value-type="string">
            <text:p>ih/g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9503" calcext:value-type="float">
            <text:p>0.079503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772" calcext:value-type="float">
            <text:p>0.0150772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1" calcext:value-type="float">
            <text:p>0.11</text:p>
          </table:table-cell>
          <table:table-cell office:value-type="float" office:value="0.0178571" calcext:value-type="float">
            <text:p>0.0178571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304471" calcext:value-type="float">
            <text:p>304471</text:p>
          </table:table-cell>
          <table:table-cell table:formula="of:=[.G78]/[.I78]" office:value-type="float" office:value="5.27306131111878" calcext:value-type="float">
            <text:p>5.27306131111878</text:p>
          </table:table-cell>
          <table:table-cell table:formula="of:=[.J78]/[.H78]" office:value-type="float" office:value="1.27648139780087" calcext:value-type="float">
            <text:p>1.276481397800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94688" calcext:value-type="float">
            <text:p>0.0794688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529" calcext:value-type="float">
            <text:p>0.0150529</text:p>
          </table:table-cell>
          <table:table-cell office:value-type="float" office:value="0.021164" calcext:value-type="float">
            <text:p>0.021164</text:p>
          </table:table-cell>
          <table:table-cell office:value-type="float" office:value="0.11" calcext:value-type="float">
            <text:p>0.11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304950" calcext:value-type="float">
            <text:p>304950</text:p>
          </table:table-cell>
          <table:table-cell table:formula="of:=[.G79]/[.I79]" office:value-type="float" office:value="5.27930166280252" calcext:value-type="float">
            <text:p>5.27930166280252</text:p>
          </table:table-cell>
          <table:table-cell table:formula="of:=[.J79]/[.H79]" office:value-type="float" office:value="1.27513179695737" calcext:value-type="float">
            <text:p>1.275131796957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92783" calcext:value-type="float">
            <text:p>0.0792783</text:p>
          </table:table-cell>
          <table:table-cell office:value-type="float" office:value="0.0165289" calcext:value-type="float">
            <text:p>0.0165289</text:p>
          </table:table-cell>
          <table:table-cell office:value-type="float" office:value="0.0148969" calcext:value-type="float">
            <text:p>0.0148969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2" calcext:value-type="float">
            <text:p>0.12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388318" calcext:value-type="float">
            <text:p>388318</text:p>
          </table:table-cell>
          <table:table-cell table:formula="of:=[.G80]/[.I80]" office:value-type="float" office:value="5.32179849498889" calcext:value-type="float">
            <text:p>5.32179849498889</text:p>
          </table:table-cell>
          <table:table-cell table:formula="of:=[.J80]/[.H80]" office:value-type="float" office:value="1.27637047837424" calcext:value-type="float">
            <text:p>1.276370478374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89041" calcext:value-type="float">
            <text:p>0.0789041</text:p>
          </table:table-cell>
          <table:table-cell office:value-type="float" office:value="0.0148515" calcext:value-type="float">
            <text:p>0.0148515</text:p>
          </table:table-cell>
          <table:table-cell office:value-type="float" office:value="0.0145386" calcext:value-type="float">
            <text:p>0.0145386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13" calcext:value-type="float">
            <text:p>0.13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319308" calcext:value-type="float">
            <text:p>319308</text:p>
          </table:table-cell>
          <table:table-cell table:formula="of:=[.G81]/[.I81]" office:value-type="float" office:value="5.42721444980947" calcext:value-type="float">
            <text:p>5.42721444980947</text:p>
          </table:table-cell>
          <table:table-cell table:formula="of:=[.J81]/[.H81]" office:value-type="float" office:value="1.4027741305592" calcext:value-type="float">
            <text:p>1.40277413055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65348" calcext:value-type="float">
            <text:p>0.0565348</text:p>
          </table:table-cell>
          <table:table-cell office:value-type="float" office:value="0.012931" calcext:value-type="float">
            <text:p>0.012931</text:p>
          </table:table-cell>
          <table:table-cell office:value-type="float" office:value="0.0134904" calcext:value-type="float">
            <text:p>0.0134904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13" calcext:value-type="float">
            <text:p>0.1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344189" calcext:value-type="float">
            <text:p>344189</text:p>
          </table:table-cell>
          <table:table-cell table:formula="of:=[.G82]/[.I82]" office:value-type="float" office:value="4.19074304690743" calcext:value-type="float">
            <text:p>4.19074304690743</text:p>
          </table:table-cell>
          <table:table-cell table:formula="of:=[.J82]/[.H82]" office:value-type="float" office:value="1.35080040213441" calcext:value-type="float">
            <text:p>1.350800402134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64752" calcext:value-type="float">
            <text:p>0.0564752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4559" calcext:value-type="float">
            <text:p>0.0134559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331978" calcext:value-type="float">
            <text:p>331978</text:p>
          </table:table-cell>
          <table:table-cell table:formula="of:=[.G83]/[.I83]" office:value-type="float" office:value="4.19705853937678" calcext:value-type="float">
            <text:p>4.19705853937678</text:p>
          </table:table-cell>
          <table:table-cell table:formula="of:=[.J83]/[.H83]" office:value-type="float" office:value="1.35072812706303" calcext:value-type="float">
            <text:p>1.350728127063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62272" calcext:value-type="float">
            <text:p>0.0562272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3084" calcext:value-type="float">
            <text:p>0.0133084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6667" calcext:value-type="float">
            <text:p>0.0166667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298058" calcext:value-type="float">
            <text:p>298058</text:p>
          </table:table-cell>
          <table:table-cell table:formula="of:=[.G84]/[.I84]" office:value-type="float" office:value="4.22494063899492" calcext:value-type="float">
            <text:p>4.22494063899492</text:p>
          </table:table-cell>
          <table:table-cell table:formula="of:=[.J84]/[.H84]" office:value-type="float" office:value="1.36231395895347" calcext:value-type="float">
            <text:p>1.36231395895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57866" calcext:value-type="float">
            <text:p>0.0557866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986" calcext:value-type="float">
            <text:p>0.0129986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287195" calcext:value-type="float">
            <text:p>287195</text:p>
          </table:table-cell>
          <table:table-cell table:formula="of:=[.G85]/[.I85]" office:value-type="float" office:value="4.29173911036573" calcext:value-type="float">
            <text:p>4.29173911036573</text:p>
          </table:table-cell>
          <table:table-cell table:formula="of:=[.J85]/[.H85]" office:value-type="float" office:value="1.36195160650536" calcext:value-type="float">
            <text:p>1.36195160650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89688" calcext:value-type="float">
            <text:p>0.0989688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0166395" calcext:value-type="float">
            <text:p>0.0166395</text:p>
          </table:table-cell>
          <table:table-cell office:value-type="float" office:value="0.0246914" calcext:value-type="float">
            <text:p>0.0246914</text:p>
          </table:table-cell>
          <table:table-cell office:value-type="float" office:value="0.11" calcext:value-type="float">
            <text:p>0.1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299344" calcext:value-type="float">
            <text:p>299344</text:p>
          </table:table-cell>
          <table:table-cell table:formula="of:=[.G86]/[.I86]" office:value-type="float" office:value="5.9478229514108" calcext:value-type="float">
            <text:p>5.9478229514108</text:p>
          </table:table-cell>
          <table:table-cell table:formula="of:=[.J86]/[.H86]" office:value-type="float" office:value="1.43209948148062" calcext:value-type="float">
            <text:p>1.432099481480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8949" calcext:value-type="float">
            <text:p>0.098949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0166281" calcext:value-type="float">
            <text:p>0.0166281</text:p>
          </table:table-cell>
          <table:table-cell office:value-type="float" office:value="0.0246914" calcext:value-type="float">
            <text:p>0.0246914</text:p>
          </table:table-cell>
          <table:table-cell office:value-type="float" office:value="0.11" calcext:value-type="float">
            <text:p>0.1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292304" calcext:value-type="float">
            <text:p>292304</text:p>
          </table:table-cell>
          <table:table-cell table:formula="of:=[.G87]/[.I87]" office:value-type="float" office:value="5.95070994280766" calcext:value-type="float">
            <text:p>5.95070994280766</text:p>
          </table:table-cell>
          <table:table-cell table:formula="of:=[.J87]/[.H87]" office:value-type="float" office:value="1.43827253981383" calcext:value-type="float">
            <text:p>1.438272539813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88127" calcext:value-type="float">
            <text:p>0.0988127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4976" calcext:value-type="float">
            <text:p>0.0164976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291797" calcext:value-type="float">
            <text:p>291797</text:p>
          </table:table-cell>
          <table:table-cell table:formula="of:=[.G88]/[.I88]" office:value-type="float" office:value="5.98951968771215" calcext:value-type="float">
            <text:p>5.98951968771215</text:p>
          </table:table-cell>
          <table:table-cell table:formula="of:=[.J88]/[.H88]" office:value-type="float" office:value="1.44467226357564" calcext:value-type="float">
            <text:p>1.444672263575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8457" calcext:value-type="float">
            <text:p>0.098457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611" calcext:value-type="float">
            <text:p>0.01611</text:p>
          </table:table-cell>
          <table:table-cell office:value-type="float" office:value="0.0225225" calcext:value-type="float">
            <text:p>0.0225225</text:p>
          </table:table-cell>
          <table:table-cell office:value-type="float" office:value="0.12" calcext:value-type="float">
            <text:p>0.12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285516" calcext:value-type="float">
            <text:p>285516</text:p>
          </table:table-cell>
          <table:table-cell table:formula="of:=[.G89]/[.I89]" office:value-type="float" office:value="6.11154562383613" calcext:value-type="float">
            <text:p>6.11154562383613</text:p>
          </table:table-cell>
          <table:table-cell table:formula="of:=[.J89]/[.H89]" office:value-type="float" office:value="1.34009055912225" calcext:value-type="float">
            <text:p>1.340090559122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73678" calcext:value-type="float">
            <text:p>0.0873678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7036" calcext:value-type="float">
            <text:p>0.0207036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13" calcext:value-type="float">
            <text:p>0.13</text:p>
          </table:table-cell>
          <table:table-cell office:value-type="float" office:value="0.025" calcext:value-type="float">
            <text:p>0.025</text:p>
          </table:table-cell>
          <table:table-cell office:value-type="float" office:value="0.536966" calcext:value-type="float">
            <text:p>0.536966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358158" calcext:value-type="float">
            <text:p>358158</text:p>
          </table:table-cell>
          <table:table-cell table:formula="of:=[.G90]/[.I90]" office:value-type="float" office:value="4.21993276531618" calcext:value-type="float">
            <text:p>4.21993276531618</text:p>
          </table:table-cell>
          <table:table-cell table:formula="of:=[.J90]/[.H90]" office:value-type="float" office:value="1.24174139867862" calcext:value-type="float">
            <text:p>1.241741398678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69516" calcext:value-type="float">
            <text:p>0.0869516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2638" calcext:value-type="float">
            <text:p>0.0202638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3" calcext:value-type="float">
            <text:p>0.13</text:p>
          </table:table-cell>
          <table:table-cell office:value-type="float" office:value="0.0246305" calcext:value-type="float">
            <text:p>0.0246305</text:p>
          </table:table-cell>
          <table:table-cell office:value-type="float" office:value="0.536966" calcext:value-type="float">
            <text:p>0.536966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326838" calcext:value-type="float">
            <text:p>326838</text:p>
          </table:table-cell>
          <table:table-cell table:formula="of:=[.G91]/[.I91]" office:value-type="float" office:value="4.2909819481045" calcext:value-type="float">
            <text:p>4.2909819481045</text:p>
          </table:table-cell>
          <table:table-cell table:formula="of:=[.J91]/[.H91]" office:value-type="float" office:value="1.23090270309027" calcext:value-type="float">
            <text:p>1.230902703090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62283" calcext:value-type="float">
            <text:p>0.0862283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196703" calcext:value-type="float">
            <text:p>0.0196703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3" calcext:value-type="float">
            <text:p>0.13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536966" calcext:value-type="float">
            <text:p>0.536966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302214" calcext:value-type="float">
            <text:p>302214</text:p>
          </table:table-cell>
          <table:table-cell table:formula="of:=[.G92]/[.I92]" office:value-type="float" office:value="4.38367996421" calcext:value-type="float">
            <text:p>4.38367996421</text:p>
          </table:table-cell>
          <table:table-cell table:formula="of:=[.J92]/[.H92]" office:value-type="float" office:value="1.22542162925546" calcext:value-type="float">
            <text:p>1.225421629255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50617" calcext:value-type="float">
            <text:p>0.0850617</text:p>
          </table:table-cell>
          <table:table-cell office:value-type="float" office:value="0.0177778" calcext:value-type="float">
            <text:p>0.0177778</text:p>
          </table:table-cell>
          <table:table-cell office:value-type="float" office:value="0.0189879" calcext:value-type="float">
            <text:p>0.0189879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14" calcext:value-type="float">
            <text:p>0.14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537313" calcext:value-type="float">
            <text:p>0.537313</text:p>
          </table:table-cell>
          <table:table-cell office:value-type="float" office:value="0.000583465" calcext:value-type="float">
            <text:p>0.000583465</text:p>
          </table:table-cell>
          <table:table-cell office:value-type="float" office:value="293314" calcext:value-type="float">
            <text:p>293314</text:p>
          </table:table-cell>
          <table:table-cell table:formula="of:=[.G93]/[.I93]" office:value-type="float" office:value="4.47978449433587" calcext:value-type="float">
            <text:p>4.47978449433587</text:p>
          </table:table-cell>
          <table:table-cell table:formula="of:=[.J93]/[.H93]" office:value-type="float" office:value="1.40041512448109" calcext:value-type="float">
            <text:p>1.400415124481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47842" calcext:value-type="float">
            <text:p>0.0647842</text:p>
          </table:table-cell>
          <table:table-cell office:value-type="float" office:value="0.0204918" calcext:value-type="float">
            <text:p>0.0204918</text:p>
          </table:table-cell>
          <table:table-cell office:value-type="float" office:value="0.0188631" calcext:value-type="float">
            <text:p>0.0188631</text:p>
          </table:table-cell>
          <table:table-cell office:value-type="float" office:value="0.0232558" calcext:value-type="float">
            <text:p>0.0232558</text:p>
          </table:table-cell>
          <table:table-cell office:value-type="float" office:value="0.14" calcext:value-type="float">
            <text:p>0.14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627907" calcext:value-type="float">
            <text:p>0.627907</text:p>
          </table:table-cell>
          <table:table-cell office:value-type="float" office:value="0.000133505" calcext:value-type="float">
            <text:p>0.000133505</text:p>
          </table:table-cell>
          <table:table-cell office:value-type="float" office:value="365977" calcext:value-type="float">
            <text:p>365977</text:p>
          </table:table-cell>
          <table:table-cell table:formula="of:=[.G94]/[.I94]" office:value-type="float" office:value="3.43444078650911" calcext:value-type="float">
            <text:p>3.43444078650911</text:p>
          </table:table-cell>
          <table:table-cell table:formula="of:=[.J94]/[.H94]" office:value-type="float" office:value="1.13488322158132" calcext:value-type="float">
            <text:p>1.134883221581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42267" calcext:value-type="float">
            <text:p>0.0642267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018475" calcext:value-type="float">
            <text:p>0.018475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15" calcext:value-type="float">
            <text:p>0.15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627907" calcext:value-type="float">
            <text:p>0.627907</text:p>
          </table:table-cell>
          <table:table-cell office:value-type="float" office:value="0.000133505" calcext:value-type="float">
            <text:p>0.000133505</text:p>
          </table:table-cell>
          <table:table-cell office:value-type="float" office:value="329472" calcext:value-type="float">
            <text:p>329472</text:p>
          </table:table-cell>
          <table:table-cell table:formula="of:=[.G95]/[.I95]" office:value-type="float" office:value="3.47641136671177" calcext:value-type="float">
            <text:p>3.47641136671177</text:p>
          </table:table-cell>
          <table:table-cell table:formula="of:=[.J95]/[.H95]" office:value-type="float" office:value="1.28348082087021" calcext:value-type="float">
            <text:p>1.283480820870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33195" calcext:value-type="float">
            <text:p>0.0633195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8006" calcext:value-type="float">
            <text:p>0.018006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15" calcext:value-type="float">
            <text:p>0.1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628254" calcext:value-type="float">
            <text:p>0.628254</text:p>
          </table:table-cell>
          <table:table-cell office:value-type="float" office:value="0.000133505" calcext:value-type="float">
            <text:p>0.000133505</text:p>
          </table:table-cell>
          <table:table-cell office:value-type="float" office:value="301297" calcext:value-type="float">
            <text:p>301297</text:p>
          </table:table-cell>
          <table:table-cell table:formula="of:=[.G96]/[.I96]" office:value-type="float" office:value="3.51657780739753" calcext:value-type="float">
            <text:p>3.51657780739753</text:p>
          </table:table-cell>
          <table:table-cell table:formula="of:=[.J96]/[.H96]" office:value-type="float" office:value="1.2936732710812" calcext:value-type="float">
            <text:p>1.29367327108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17203" calcext:value-type="float">
            <text:p>0.061720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74666" calcext:value-type="float">
            <text:p>0.0174666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202429" calcext:value-type="float">
            <text:p>0.0202429</text:p>
          </table:table-cell>
          <table:table-cell office:value-type="float" office:value="0.632072" calcext:value-type="float">
            <text:p>0.632072</text:p>
          </table:table-cell>
          <table:table-cell office:value-type="float" office:value="0.00012856" calcext:value-type="float">
            <text:p>0.00012856</text:p>
          </table:table-cell>
          <table:table-cell office:value-type="float" office:value="289674" calcext:value-type="float">
            <text:p>289674</text:p>
          </table:table-cell>
          <table:table-cell table:formula="of:=[.G97]/[.I97]" office:value-type="float" office:value="3.53361844892538" calcext:value-type="float">
            <text:p>3.53361844892538</text:p>
          </table:table-cell>
          <table:table-cell table:formula="of:=[.J97]/[.H97]" office:value-type="float" office:value="1.27682412371257" calcext:value-type="float">
            <text:p>1.276824123712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6404" calcext:value-type="float">
            <text:p>0.106404</text:p>
          </table:table-cell>
          <table:table-cell office:value-type="float" office:value="0.0234742" calcext:value-type="float">
            <text:p>0.0234742</text:p>
          </table:table-cell>
          <table:table-cell office:value-type="float" office:value="0.0224608" calcext:value-type="float">
            <text:p>0.0224608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2" calcext:value-type="float">
            <text:p>0.12</text:p>
          </table:table-cell>
          <table:table-cell office:value-type="float" office:value="0.027027" calcext:value-type="float">
            <text:p>0.027027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350775" calcext:value-type="float">
            <text:p>350775</text:p>
          </table:table-cell>
          <table:table-cell table:formula="of:=[.G98]/[.I98]" office:value-type="float" office:value="4.7373201310728" calcext:value-type="float">
            <text:p>4.7373201310728</text:p>
          </table:table-cell>
          <table:table-cell table:formula="of:=[.J98]/[.H98]" office:value-type="float" office:value="1.26893355258113" calcext:value-type="float">
            <text:p>1.268933552581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5989" calcext:value-type="float">
            <text:p>0.105989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0220256" calcext:value-type="float">
            <text:p>0.0220256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.12" calcext:value-type="float">
            <text:p>0.12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326539" calcext:value-type="float">
            <text:p>326539</text:p>
          </table:table-cell>
          <table:table-cell table:formula="of:=[.G99]/[.I99]" office:value-type="float" office:value="4.81208230422781" calcext:value-type="float">
            <text:p>4.81208230422781</text:p>
          </table:table-cell>
          <table:table-cell table:formula="of:=[.J99]/[.H99]" office:value-type="float" office:value="1.35865330211462" calcext:value-type="float">
            <text:p>1.358653302114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537" calcext:value-type="float">
            <text:p>0.10537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0213744" calcext:value-type="float">
            <text:p>0.021374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3" calcext:value-type="float">
            <text:p>0.13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306694" calcext:value-type="float">
            <text:p>306694</text:p>
          </table:table-cell>
          <table:table-cell table:formula="of:=[.G100]/[.I100]" office:value-type="float" office:value="4.92972902163336" calcext:value-type="float">
            <text:p>4.92972902163336</text:p>
          </table:table-cell>
          <table:table-cell table:formula="of:=[.J100]/[.H100]" office:value-type="float" office:value="1.36514292697141" calcext:value-type="float">
            <text:p>1.365142926971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4419" calcext:value-type="float">
            <text:p>0.104419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5802" calcext:value-type="float">
            <text:p>0.0205802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13" calcext:value-type="float">
            <text:p>0.13</text:p>
          </table:table-cell>
          <table:table-cell office:value-type="float" office:value="0.025" calcext:value-type="float">
            <text:p>0.025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291176" calcext:value-type="float">
            <text:p>291176</text:p>
          </table:table-cell>
          <table:table-cell table:formula="of:=[.G101]/[.I101]" office:value-type="float" office:value="5.07376021613007" calcext:value-type="float">
            <text:p>5.07376021613007</text:p>
          </table:table-cell>
          <table:table-cell table:formula="of:=[.J101]/[.H101]" office:value-type="float" office:value="1.27466838746684" calcext:value-type="float">
            <text:p>1.274668387466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92198" calcext:value-type="float">
            <text:p>0.0892198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2951" calcext:value-type="float">
            <text:p>0.0252951</text:p>
          </table:table-cell>
          <table:table-cell office:value-type="float" office:value="0.030837" calcext:value-type="float">
            <text:p>0.0308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92887" calcext:value-type="float">
            <text:p>0.0292887</text:p>
          </table:table-cell>
          <table:table-cell office:value-type="float" office:value="0.531413" calcext:value-type="float">
            <text:p>0.531413</text:p>
          </table:table-cell>
          <table:table-cell office:value-type="float" office:value="0.000632911" calcext:value-type="float">
            <text:p>0.000632911</text:p>
          </table:table-cell>
          <table:table-cell office:value-type="float" office:value="4296680" calcext:value-type="float">
            <text:p>4296680</text:p>
          </table:table-cell>
          <table:table-cell table:formula="of:=[.G102]/[.I102]" office:value-type="float" office:value="3.52715743365316" calcext:value-type="float">
            <text:p>3.52715743365316</text:p>
          </table:table-cell>
          <table:table-cell table:formula="of:=[.J102]/[.H102]" office:value-type="float" office:value="1.21805936839611" calcext:value-type="float">
            <text:p>1.218059368396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83958" calcext:value-type="float">
            <text:p>0.0883958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6959" calcext:value-type="float">
            <text:p>0.0246959</text:p>
          </table:table-cell>
          <table:table-cell office:value-type="float" office:value="0.0301724" calcext:value-type="float">
            <text:p>0.0301724</text:p>
          </table:table-cell>
          <table:table-cell office:value-type="float" office:value="0.13" calcext:value-type="float">
            <text:p>0.13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.532454" calcext:value-type="float">
            <text:p>0.532454</text:p>
          </table:table-cell>
          <table:table-cell office:value-type="float" office:value="0.000632911" calcext:value-type="float">
            <text:p>0.000632911</text:p>
          </table:table-cell>
          <table:table-cell office:value-type="float" office:value="2425400" calcext:value-type="float">
            <text:p>2425400</text:p>
          </table:table-cell>
          <table:table-cell table:formula="of:=[.G103]/[.I103]" office:value-type="float" office:value="3.57937147461724" calcext:value-type="float">
            <text:p>3.57937147461724</text:p>
          </table:table-cell>
          <table:table-cell table:formula="of:=[.J103]/[.H103]" office:value-type="float" office:value="1.20186738685341" calcext:value-type="float">
            <text:p>1.201867386853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71302" calcext:value-type="float">
            <text:p>0.0871302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0240255" calcext:value-type="float">
            <text:p>0.0240255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4" calcext:value-type="float">
            <text:p>0.14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535231" calcext:value-type="float">
            <text:p>0.535231</text:p>
          </table:table-cell>
          <table:table-cell office:value-type="float" office:value="0.000627967" calcext:value-type="float">
            <text:p>0.000627967</text:p>
          </table:table-cell>
          <table:table-cell office:value-type="float" office:value="1404600" calcext:value-type="float">
            <text:p>1404600</text:p>
          </table:table-cell>
          <table:table-cell table:formula="of:=[.G104]/[.I104]" office:value-type="float" office:value="3.62657176749703" calcext:value-type="float">
            <text:p>3.62657176749703</text:p>
          </table:table-cell>
          <table:table-cell table:formula="of:=[.J104]/[.H104]" office:value-type="float" office:value="1.20141650600563" calcext:value-type="float">
            <text:p>1.201416506005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47418" calcext:value-type="float">
            <text:p>0.0847418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0233121" calcext:value-type="float">
            <text:p>0.0233121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544603" calcext:value-type="float">
            <text:p>0.544603</text:p>
          </table:table-cell>
          <table:table-cell office:value-type="float" office:value="0.000573576" calcext:value-type="float">
            <text:p>0.000573576</text:p>
          </table:table-cell>
          <table:table-cell office:value-type="float" office:value="857225" calcext:value-type="float">
            <text:p>857225</text:p>
          </table:table-cell>
          <table:table-cell table:formula="of:=[.G105]/[.I105]" office:value-type="float" office:value="3.63509936899722" calcext:value-type="float">
            <text:p>3.63509936899722</text:p>
          </table:table-cell>
          <table:table-cell table:formula="of:=[.J105]/[.H105]" office:value-type="float" office:value="1.31286075239899" calcext:value-type="float">
            <text:p>1.312860752398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79119" calcext:value-type="float">
            <text:p>0.0679119</text:p>
          </table:table-cell>
          <table:table-cell office:value-type="float" office:value="0.0242915" calcext:value-type="float">
            <text:p>0.0242915</text:p>
          </table:table-cell>
          <table:table-cell office:value-type="float" office:value="0.0233759" calcext:value-type="float">
            <text:p>0.0233759</text:p>
          </table:table-cell>
          <table:table-cell office:value-type="float" office:value="0.0284553" calcext:value-type="float">
            <text:p>0.0284553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619924" calcext:value-type="float">
            <text:p>0.619924</text:p>
          </table:table-cell>
          <table:table-cell office:value-type="float" office:value="0.000187896" calcext:value-type="float">
            <text:p>0.000187896</text:p>
          </table:table-cell>
          <table:table-cell office:value-type="float" office:value="4099010" calcext:value-type="float">
            <text:p>4099010</text:p>
          </table:table-cell>
          <table:table-cell table:formula="of:=[.G106]/[.I106]" office:value-type="float" office:value="2.90521006677818" calcext:value-type="float">
            <text:p>2.90521006677818</text:p>
          </table:table-cell>
          <table:table-cell table:formula="of:=[.J106]/[.H106]" office:value-type="float" office:value="1.17140975238252" calcext:value-type="float">
            <text:p>1.171409752382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67035" calcext:value-type="float">
            <text:p>0.0667035</text:p>
          </table:table-cell>
          <table:table-cell office:value-type="float" office:value="0.0215517" calcext:value-type="float">
            <text:p>0.0215517</text:p>
          </table:table-cell>
          <table:table-cell office:value-type="float" office:value="0.0228792" calcext:value-type="float">
            <text:p>0.0228792</text:p>
          </table:table-cell>
          <table:table-cell office:value-type="float" office:value="0.027027" calcext:value-type="float">
            <text:p>0.027027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620618" calcext:value-type="float">
            <text:p>0.620618</text:p>
          </table:table-cell>
          <table:table-cell office:value-type="float" office:value="0.000187896" calcext:value-type="float">
            <text:p>0.000187896</text:p>
          </table:table-cell>
          <table:table-cell office:value-type="float" office:value="2298130" calcext:value-type="float">
            <text:p>2298130</text:p>
          </table:table-cell>
          <table:table-cell table:formula="of:=[.G107]/[.I107]" office:value-type="float" office:value="2.91546470156299" calcext:value-type="float">
            <text:p>2.91546470156299</text:p>
          </table:table-cell>
          <table:table-cell table:formula="of:=[.J107]/[.H107]" office:value-type="float" office:value="1.25405420454071" calcext:value-type="float">
            <text:p>1.254054204540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46826" calcext:value-type="float">
            <text:p>0.0646826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629" calcext:value-type="float">
            <text:p>0.0223629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.633114" calcext:value-type="float">
            <text:p>0.633114</text:p>
          </table:table-cell>
          <table:table-cell office:value-type="float" office:value="0.000182951" calcext:value-type="float">
            <text:p>0.000182951</text:p>
          </table:table-cell>
          <table:table-cell office:value-type="float" office:value="1313300" calcext:value-type="float">
            <text:p>1313300</text:p>
          </table:table-cell>
          <table:table-cell table:formula="of:=[.G108]/[.I108]" office:value-type="float" office:value="2.89240661989277" calcext:value-type="float">
            <text:p>2.89240661989277</text:p>
          </table:table-cell>
          <table:table-cell table:formula="of:=[.J108]/[.H108]" office:value-type="float" office:value="1.24737166421766" calcext:value-type="float">
            <text:p>1.247371664217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15706" calcext:value-type="float">
            <text:p>0.0615706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185" calcext:value-type="float">
            <text:p>0.0218185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16" calcext:value-type="float">
            <text:p>0.16</text:p>
          </table:table-cell>
          <table:table-cell office:value-type="float" office:value="0.0244898" calcext:value-type="float">
            <text:p>0.0244898</text:p>
          </table:table-cell>
          <table:table-cell office:value-type="float" office:value="0.650816" calcext:value-type="float">
            <text:p>0.650816</text:p>
          </table:table-cell>
          <table:table-cell office:value-type="float" office:value="0.000123616" calcext:value-type="float">
            <text:p>0.000123616</text:p>
          </table:table-cell>
          <table:table-cell office:value-type="float" office:value="793992" calcext:value-type="float">
            <text:p>793992</text:p>
          </table:table-cell>
          <table:table-cell table:formula="of:=[.G109]/[.I109]" office:value-type="float" office:value="2.82194467997342" calcext:value-type="float">
            <text:p>2.82194467997342</text:p>
          </table:table-cell>
          <table:table-cell table:formula="of:=[.J109]/[.H109]" office:value-type="float" office:value="1.23620850362085" calcext:value-type="float">
            <text:p>1.236208503620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6648" calcext:value-type="float">
            <text:p>0.106648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0271308" calcext:value-type="float">
            <text:p>0.0271308</text:p>
          </table:table-cell>
          <table:table-cell office:value-type="float" office:value="0.0343348" calcext:value-type="float">
            <text:p>0.0343348</text:p>
          </table:table-cell>
          <table:table-cell office:value-type="float" office:value="0.12" calcext:value-type="float">
            <text:p>0.12</text:p>
          </table:table-cell>
          <table:table-cell office:value-type="float" office:value="0.0311111" calcext:value-type="float">
            <text:p>0.0311111</text:p>
          </table:table-cell>
          <table:table-cell office:value-type="float" office:value="0.48976" calcext:value-type="float">
            <text:p>0.48976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4053620" calcext:value-type="float">
            <text:p>4053620</text:p>
          </table:table-cell>
          <table:table-cell table:formula="of:=[.G110]/[.I110]" office:value-type="float" office:value="3.93088298170345" calcext:value-type="float">
            <text:p>3.93088298170345</text:p>
          </table:table-cell>
          <table:table-cell table:formula="of:=[.J110]/[.H110]" office:value-type="float" office:value="1.19681405441205" calcext:value-type="float">
            <text:p>1.196814054412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5936" calcext:value-type="float">
            <text:p>0.105936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0264957" calcext:value-type="float">
            <text:p>0.0264957</text:p>
          </table:table-cell>
          <table:table-cell office:value-type="float" office:value="0.0338983" calcext:value-type="float">
            <text:p>0.0338983</text:p>
          </table:table-cell>
          <table:table-cell office:value-type="float" office:value="0.13" calcext:value-type="float">
            <text:p>0.13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2545450" calcext:value-type="float">
            <text:p>2545450</text:p>
          </table:table-cell>
          <table:table-cell table:formula="of:=[.G111]/[.I111]" office:value-type="float" office:value="3.99823367565303" calcext:value-type="float">
            <text:p>3.99823367565303</text:p>
          </table:table-cell>
          <table:table-cell table:formula="of:=[.J111]/[.H111]" office:value-type="float" office:value="1.29943266761222" calcext:value-type="float">
            <text:p>1.299432667612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4952" calcext:value-type="float">
            <text:p>0.104952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0257445" calcext:value-type="float">
            <text:p>0.0257445</text:p>
          </table:table-cell>
          <table:table-cell office:value-type="float" office:value="0.033195" calcext:value-type="float">
            <text:p>0.03319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.491149" calcext:value-type="float">
            <text:p>0.491149</text:p>
          </table:table-cell>
          <table:table-cell office:value-type="float" office:value="0.00101859" calcext:value-type="float">
            <text:p>0.00101859</text:p>
          </table:table-cell>
          <table:table-cell office:value-type="float" office:value="1352020" calcext:value-type="float">
            <text:p>1352020</text:p>
          </table:table-cell>
          <table:table-cell table:formula="of:=[.G112]/[.I112]" office:value-type="float" office:value="4.07667657169493" calcext:value-type="float">
            <text:p>4.07667657169493</text:p>
          </table:table-cell>
          <table:table-cell table:formula="of:=[.J112]/[.H112]" office:value-type="float" office:value="1.30567147976101" calcext:value-type="float">
            <text:p>1.30567147976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3166" calcext:value-type="float">
            <text:p>0.103166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9059" calcext:value-type="float">
            <text:p>0.0249059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494967" calcext:value-type="float">
            <text:p>0.494967</text:p>
          </table:table-cell>
          <table:table-cell office:value-type="float" office:value="0.000988924" calcext:value-type="float">
            <text:p>0.000988924</text:p>
          </table:table-cell>
          <table:table-cell office:value-type="float" office:value="798954" calcext:value-type="float">
            <text:p>798954</text:p>
          </table:table-cell>
          <table:table-cell table:formula="of:=[.G113]/[.I113]" office:value-type="float" office:value="4.14223135883465" calcext:value-type="float">
            <text:p>4.14223135883465</text:p>
          </table:table-cell>
          <table:table-cell table:formula="of:=[.J113]/[.H113]" office:value-type="float" office:value="1.23377787337779" calcext:value-type="float">
            <text:p>1.23377787337779</text:p>
          </table:table-cell>
          <table:table-cell table:formula="of:=SUM([.O78:.O113])" office:value-type="float" office:value="33827937" calcext:value-type="float">
            <text:p>33827937</text:p>
          </table:table-cell>
          <table:table-cell table:formula="of:=[.R113]/60000" office:value-type="float" office:value="563.79895" calcext:value-type="float">
            <text:p>563.79895</text:p>
          </table:table-cell>
          <table:table-cell table:formula="of:=[.S113]/60" office:value-type="float" office:value="9.39664916666667" calcext:value-type="float">
            <text:p>9.39664916666667</text:p>
          </table:table-cell>
          <table:table-cell/>
        </table:table-row>
        <table:table-row table:style-name="ro1">
          <table:table-cell table:style-name="ce5" office:value-type="string" calcext:value-type="string">
            <text:p>averages</text:p>
          </table:table-cell>
          <table:table-cell table:style-name="ce5" table:number-columns-repeated="2"/>
          <table:table-cell table:style-name="ce5" table:formula="of:=[.D113]" office:value-type="float" office:value="0.995" calcext:value-type="float">
            <text:p>0.995</text:p>
          </table:table-cell>
          <table:table-cell table:style-name="ce5" table:formula="of:=[.E113]" office:value-type="float" office:value="2" calcext:value-type="float">
            <text:p>2</text:p>
          </table:table-cell>
          <table:table-cell table:style-name="ce5" table:formula="of:=[.F113]" office:value-type="float" office:value="1" calcext:value-type="float">
            <text:p>1</text:p>
          </table:table-cell>
          <table:table-cell table:style-name="ce5" table:formula="of:=AVERAGE([.G78:.G113])" office:value-type="float" office:value="0.0830629388888889" calcext:value-type="float">
            <text:p>0.083062938888889</text:p>
          </table:table-cell>
          <table:table-cell table:style-name="ce5" table:formula="of:=AVERAGE([.H78:.H113])" office:value-type="float" office:value="0.0198312222222222" calcext:value-type="float">
            <text:p>0.019831222222222</text:p>
          </table:table-cell>
          <table:table-cell table:style-name="ce5" table:formula="of:=AVERAGE([.I78:.I113])" office:value-type="float" office:value="0.0197114833333333" calcext:value-type="float">
            <text:p>0.019711483333333</text:p>
          </table:table-cell>
          <table:table-cell table:style-name="ce5" table:formula="of:=AVERAGE([.J78:.J113])" office:value-type="float" office:value="0.0254489277777778" calcext:value-type="float">
            <text:p>0.025448927777778</text:p>
          </table:table-cell>
          <table:table-cell table:style-name="ce5" table:formula="of:=AVERAGE([.K78:.K113])" office:value-type="float" office:value="0.133333333333333" calcext:value-type="float">
            <text:p>0.133333333333333</text:p>
          </table:table-cell>
          <table:table-cell table:style-name="ce5" table:formula="of:=AVERAGE([.L78:.L113])" office:value-type="float" office:value="0.0230954666666667" calcext:value-type="float">
            <text:p>0.023095466666667</text:p>
          </table:table-cell>
          <table:table-cell table:style-name="ce5" table:formula="of:=AVERAGE([.M78:.M113])" office:value-type="float" office:value="0.561254" calcext:value-type="float">
            <text:p>0.561254</text:p>
          </table:table-cell>
          <table:table-cell table:style-name="ce5" table:formula="of:=AVERAGE([.N78:.N113])" office:value-type="float" office:value="0.000497072322222222" calcext:value-type="float">
            <text:p>0.000497072322222</text:p>
          </table:table-cell>
          <table:table-cell table:style-name="ce5" table:formula="of:=AVERAGE([.O78:.O113])" office:value-type="float" office:value="939664.916666667" calcext:value-type="float">
            <text:p>939664.916666667</text:p>
          </table:table-cell>
          <table:table-cell table:style-name="ce5" table:formula="of:=AVERAGE([.P78:.P113])" office:value-type="float" office:value="4.30958403932122" calcext:value-type="float">
            <text:p>4.30958403932122</text:p>
          </table:table-cell>
          <table:table-cell table:style-name="ce5" table:formula="of:=AVERAGE([.Q78:.Q113])" office:value-type="float" office:value="1.29292698382789" calcext:value-type="float">
            <text:p>1.29292698382789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  <table:table-cell table:style-name="ce2" office:value-type="string" calcext:value-type="string">
            <text:p>gen_mean</text:p>
          </table:table-cell>
          <table:table-cell table:style-name="ce2" office:value-type="string" calcext:value-type="string">
            <text:p>gen_low</text:p>
          </table:table-cell>
          <table:table-cell table:style-name="ce2" office:value-type="string" calcext:value-type="string">
            <text:p>imp_mean</text:p>
          </table:table-cell>
          <table:table-cell table:style-name="ce2" office:value-type="string" calcext:value-type="string">
            <text:p>imp_high</text:p>
          </table:table-cell>
          <table:table-cell table:style-name="ce2" office:value-type="string" calcext:value-type="string">
            <text:p>eer_pcnt</text:p>
          </table:table-cell>
          <table:table-cell table:style-name="ce2" office:value-type="string" calcext:value-type="string">
            <text:p>eer_val</text:p>
          </table:table-cell>
          <table:table-cell table:style-name="ce2" office:value-type="string" calcext:value-type="string">
            <text:p>frr</text:p>
          </table:table-cell>
          <table:table-cell table:style-name="ce2" office:value-type="string" calcext:value-type="string">
            <text:p>far</text:p>
          </table:table-cell>
          <table:table-cell table:style-name="ce2" office:value-type="string" calcext:value-type="string">
            <text:p>time(ms)</text:p>
          </table:table-cell>
          <table:table-cell table:style-name="ce4" office:value-type="string" calcext:value-type="string">
            <text:p>gm/im</text:p>
          </table:table-cell>
          <table:table-cell table:style-name="ce4" office:value-type="string" calcext:value-type="string">
            <text:p>ih/g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59112" calcext:value-type="float">
            <text:p>0.0859112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2125" calcext:value-type="float">
            <text:p>0.0252125</text:p>
          </table:table-cell>
          <table:table-cell office:value-type="float" office:value="0.0307018" calcext:value-type="float">
            <text:p>0.0307018</text:p>
          </table:table-cell>
          <table:table-cell office:value-type="float" office:value="0.13" calcext:value-type="float">
            <text:p>0.13</text:p>
          </table:table-cell>
          <table:table-cell office:value-type="float" office:value="0.0291667" calcext:value-type="float">
            <text:p>0.0291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89790" calcext:value-type="float">
            <text:p>7189790</text:p>
          </table:table-cell>
          <table:table-cell table:formula="of:=[.G116]/[.I116]" office:value-type="float" office:value="3.40748438274665" calcext:value-type="float">
            <text:p>3.40748438274665</text:p>
          </table:table-cell>
          <table:table-cell table:formula="of:=[.J116]/[.H116]" office:value-type="float" office:value="1.21271897774179" calcext:value-type="float">
            <text:p>1.212718977741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52723" calcext:value-type="float">
            <text:p>0.0852723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6637" calcext:value-type="float">
            <text:p>0.0246637</text:p>
          </table:table-cell>
          <table:table-cell office:value-type="float" office:value="0.0301724" calcext:value-type="float">
            <text:p>0.0301724</text:p>
          </table:table-cell>
          <table:table-cell office:value-type="float" office:value="0.13" calcext:value-type="float">
            <text:p>0.13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81420" calcext:value-type="float">
            <text:p>4481420</text:p>
          </table:table-cell>
          <table:table-cell table:formula="of:=[.G117]/[.I117]" office:value-type="float" office:value="3.45740095768275" calcext:value-type="float">
            <text:p>3.45740095768275</text:p>
          </table:table-cell>
          <table:table-cell table:formula="of:=[.J117]/[.H117]" office:value-type="float" office:value="1.20186738685341" calcext:value-type="float">
            <text:p>1.201867386853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4374" calcext:value-type="float">
            <text:p>0.084374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0240128" calcext:value-type="float">
            <text:p>0.0240128</text:p>
          </table:table-cell>
          <table:table-cell office:value-type="float" office:value="0.029703" calcext:value-type="float">
            <text:p>0.029703</text:p>
          </table:table-cell>
          <table:table-cell office:value-type="float" office:value="0.14" calcext:value-type="float">
            <text:p>0.14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83040" calcext:value-type="float">
            <text:p>2783040</text:p>
          </table:table-cell>
          <table:table-cell table:formula="of:=[.G118]/[.I118]" office:value-type="float" office:value="3.51370935501066" calcext:value-type="float">
            <text:p>3.51370935501066</text:p>
          </table:table-cell>
          <table:table-cell table:formula="of:=[.J118]/[.H118]" office:value-type="float" office:value="1.19802044092379" calcext:value-type="float">
            <text:p>1.198020440923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26673" calcext:value-type="float">
            <text:p>0.0826673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0233072" calcext:value-type="float">
            <text:p>0.0233072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65680" calcext:value-type="float">
            <text:p>1865680</text:p>
          </table:table-cell>
          <table:table-cell table:formula="of:=[.G119]/[.I119]" office:value-type="float" office:value="3.54685676529141" calcext:value-type="float">
            <text:p>3.54685676529141</text:p>
          </table:table-cell>
          <table:table-cell table:formula="of:=[.J119]/[.H119]" office:value-type="float" office:value="1.31286075239899" calcext:value-type="float">
            <text:p>1.312860752398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60637" calcext:value-type="float">
            <text:p>0.0660637</text:p>
          </table:table-cell>
          <table:table-cell office:value-type="float" office:value="0.0241546" calcext:value-type="float">
            <text:p>0.0241546</text:p>
          </table:table-cell>
          <table:table-cell office:value-type="float" office:value="0.023335" calcext:value-type="float">
            <text:p>0.023335</text:p>
          </table:table-cell>
          <table:table-cell office:value-type="float" office:value="0.0283019" calcext:value-type="float">
            <text:p>0.0283019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756930" calcext:value-type="float">
            <text:p>7756930</text:p>
          </table:table-cell>
          <table:table-cell table:formula="of:=[.G120]/[.I120]" office:value-type="float" office:value="2.83109920719949" calcext:value-type="float">
            <text:p>2.83109920719949</text:p>
          </table:table-cell>
          <table:table-cell table:formula="of:=[.J120]/[.H120]" office:value-type="float" office:value="1.17169814445282" calcext:value-type="float">
            <text:p>1.171698144452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52204" calcext:value-type="float">
            <text:p>0.0652204</text:p>
          </table:table-cell>
          <table:table-cell office:value-type="float" office:value="0.0215517" calcext:value-type="float">
            <text:p>0.0215517</text:p>
          </table:table-cell>
          <table:table-cell office:value-type="float" office:value="0.0228651" calcext:value-type="float">
            <text:p>0.0228651</text:p>
          </table:table-cell>
          <table:table-cell office:value-type="float" office:value="0.0269058" calcext:value-type="float">
            <text:p>0.0269058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653070" calcext:value-type="float">
            <text:p>4653070</text:p>
          </table:table-cell>
          <table:table-cell table:formula="of:=[.G121]/[.I121]" office:value-type="float" office:value="2.85239950842113" calcext:value-type="float">
            <text:p>2.85239950842113</text:p>
          </table:table-cell>
          <table:table-cell table:formula="of:=[.J121]/[.H121]" office:value-type="float" office:value="1.24843051824218" calcext:value-type="float">
            <text:p>1.248430518242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37832" calcext:value-type="float">
            <text:p>0.063783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588" calcext:value-type="float">
            <text:p>0.0223588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71620" calcext:value-type="float">
            <text:p>2871620</text:p>
          </table:table-cell>
          <table:table-cell table:formula="of:=[.G122]/[.I122]" office:value-type="float" office:value="2.852711236739" calcext:value-type="float">
            <text:p>2.852711236739</text:p>
          </table:table-cell>
          <table:table-cell table:formula="of:=[.J122]/[.H122]" office:value-type="float" office:value="1.24737166421766" calcext:value-type="float">
            <text:p>1.247371664217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13244" calcext:value-type="float">
            <text:p>0.0613244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175" calcext:value-type="float">
            <text:p>0.0218175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16" calcext:value-type="float">
            <text:p>0.16</text:p>
          </table:table-cell>
          <table:table-cell office:value-type="float" office:value="0.0244898" calcext:value-type="float">
            <text:p>0.02448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92100" calcext:value-type="float">
            <text:p>1792100</text:p>
          </table:table-cell>
          <table:table-cell table:formula="of:=[.G123]/[.I123]" office:value-type="float" office:value="2.81078950383866" calcext:value-type="float">
            <text:p>2.81078950383866</text:p>
          </table:table-cell>
          <table:table-cell table:formula="of:=[.J123]/[.H123]" office:value-type="float" office:value="1.23620850362085" calcext:value-type="float">
            <text:p>1.236208503620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2649" calcext:value-type="float">
            <text:p>0.102649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0269907" calcext:value-type="float">
            <text:p>0.0269907</text:p>
          </table:table-cell>
          <table:table-cell office:value-type="float" office:value="0.034188" calcext:value-type="float">
            <text:p>0.034188</text:p>
          </table:table-cell>
          <table:table-cell office:value-type="float" office:value="0.12" calcext:value-type="float">
            <text:p>0.12</text:p>
          </table:table-cell>
          <table:table-cell office:value-type="float" office:value="0.0311111" calcext:value-type="float">
            <text:p>0.03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30150" calcext:value-type="float">
            <text:p>6830150</text:p>
          </table:table-cell>
          <table:table-cell table:formula="of:=[.G124]/[.I124]" office:value-type="float" office:value="3.80312478001682" calcext:value-type="float">
            <text:p>3.80312478001682</text:p>
          </table:table-cell>
          <table:table-cell table:formula="of:=[.J124]/[.H124]" office:value-type="float" office:value="1.19169702145459" calcext:value-type="float">
            <text:p>1.191697021454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2083" calcext:value-type="float">
            <text:p>0.102083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0264387" calcext:value-type="float">
            <text:p>0.0264387</text:p>
          </table:table-cell>
          <table:table-cell office:value-type="float" office:value="0.0337553" calcext:value-type="float">
            <text:p>0.0337553</text:p>
          </table:table-cell>
          <table:table-cell office:value-type="float" office:value="0.13" calcext:value-type="float">
            <text:p>0.13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31210" calcext:value-type="float">
            <text:p>4431210</text:p>
          </table:table-cell>
          <table:table-cell table:formula="of:=[.G125]/[.I125]" office:value-type="float" office:value="3.86112025175217" calcext:value-type="float">
            <text:p>3.86112025175217</text:p>
          </table:table-cell>
          <table:table-cell table:formula="of:=[.J125]/[.H125]" office:value-type="float" office:value="1.29395101008165" calcext:value-type="float">
            <text:p>1.293951010081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1309" calcext:value-type="float">
            <text:p>0.101309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0257217" calcext:value-type="float">
            <text:p>0.0257217</text:p>
          </table:table-cell>
          <table:table-cell office:value-type="float" office:value="0.033195" calcext:value-type="float">
            <text:p>0.03319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61150" calcext:value-type="float">
            <text:p>2761150</text:p>
          </table:table-cell>
          <table:table-cell table:formula="of:=[.G126]/[.I126]" office:value-type="float" office:value="3.9386587978244" calcext:value-type="float">
            <text:p>3.9386587978244</text:p>
          </table:table-cell>
          <table:table-cell table:formula="of:=[.J126]/[.H126]" office:value-type="float" office:value="1.30567147976101" calcext:value-type="float">
            <text:p>1.30567147976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99437" calcext:value-type="float">
            <text:p>0.0999437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8958" calcext:value-type="float">
            <text:p>0.0248958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88210" calcext:value-type="float">
            <text:p>1788210</text:p>
          </table:table-cell>
          <table:table-cell table:formula="of:=[.G127]/[.I127]" office:value-type="float" office:value="4.01448035411596" calcext:value-type="float">
            <text:p>4.01448035411596</text:p>
          </table:table-cell>
          <table:table-cell table:formula="of:=[.J127]/[.H127]" office:value-type="float" office:value="1.23377787337779" calcext:value-type="float">
            <text:p>1.233777873377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38043" calcext:value-type="float">
            <text:p>0.0838043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4156" calcext:value-type="float">
            <text:p>0.0204156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12" calcext:value-type="float">
            <text:p>0.12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3814" calcext:value-type="float">
            <text:p>713814</text:p>
          </table:table-cell>
          <table:table-cell table:formula="of:=[.G128]/[.I128]" office:value-type="float" office:value="4.10491486902173" calcext:value-type="float">
            <text:p>4.10491486902173</text:p>
          </table:table-cell>
          <table:table-cell table:formula="of:=[.J128]/[.H128]" office:value-type="float" office:value="1.23103615696579" calcext:value-type="float">
            <text:p>1.231036156965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34985" calcext:value-type="float">
            <text:p>0.083498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1412" calcext:value-type="float">
            <text:p>0.0201412</text:p>
          </table:table-cell>
          <table:table-cell office:value-type="float" office:value="0.025641" calcext:value-type="float">
            <text:p>0.025641</text:p>
          </table:table-cell>
          <table:table-cell office:value-type="float" office:value="0.13" calcext:value-type="float">
            <text:p>0.13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4395" calcext:value-type="float">
            <text:p>764395</text:p>
          </table:table-cell>
          <table:table-cell table:formula="of:=[.G129]/[.I129]" office:value-type="float" office:value="4.1456566639525" calcext:value-type="float">
            <text:p>4.1456566639525</text:p>
          </table:table-cell>
          <table:table-cell table:formula="of:=[.J129]/[.H129]" office:value-type="float" office:value="1.22563992256399" calcext:value-type="float">
            <text:p>1.225639922563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29504" calcext:value-type="float">
            <text:p>0.0829504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1963" calcext:value-type="float">
            <text:p>0.01963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3" calcext:value-type="float">
            <text:p>0.13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94598" calcext:value-type="float">
            <text:p>694598</text:p>
          </table:table-cell>
          <table:table-cell table:formula="of:=[.G130]/[.I130]" office:value-type="float" office:value="4.22569536423841" calcext:value-type="float">
            <text:p>4.22569536423841</text:p>
          </table:table-cell>
          <table:table-cell table:formula="of:=[.J130]/[.H130]" office:value-type="float" office:value="1.22542162925546" calcext:value-type="float">
            <text:p>1.225421629255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2042" calcext:value-type="float">
            <text:p>0.082042</text:p>
          </table:table-cell>
          <table:table-cell office:value-type="float" office:value="0.0177778" calcext:value-type="float">
            <text:p>0.0177778</text:p>
          </table:table-cell>
          <table:table-cell office:value-type="float" office:value="0.0189725" calcext:value-type="float">
            <text:p>0.0189725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14" calcext:value-type="float">
            <text:p>0.14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0738" calcext:value-type="float">
            <text:p>670738</text:p>
          </table:table-cell>
          <table:table-cell table:formula="of:=[.G131]/[.I131]" office:value-type="float" office:value="4.32425879562525" calcext:value-type="float">
            <text:p>4.32425879562525</text:p>
          </table:table-cell>
          <table:table-cell table:formula="of:=[.J131]/[.H131]" office:value-type="float" office:value="1.40041512448109" calcext:value-type="float">
            <text:p>1.400415124481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2526" calcext:value-type="float">
            <text:p>0.062526</text:p>
          </table:table-cell>
          <table:table-cell office:value-type="float" office:value="0.0202429" calcext:value-type="float">
            <text:p>0.0202429</text:p>
          </table:table-cell>
          <table:table-cell office:value-type="float" office:value="0.0186981" calcext:value-type="float">
            <text:p>0.0186981</text:p>
          </table:table-cell>
          <table:table-cell office:value-type="float" office:value="0.0227273" calcext:value-type="float">
            <text:p>0.0227273</text:p>
          </table:table-cell>
          <table:table-cell office:value-type="float" office:value="0.14" calcext:value-type="float">
            <text:p>0.14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4459" calcext:value-type="float">
            <text:p>754459</text:p>
          </table:table-cell>
          <table:table-cell table:formula="of:=[.G132]/[.I132]" office:value-type="float" office:value="3.34397612591654" calcext:value-type="float">
            <text:p>3.34397612591654</text:p>
          </table:table-cell>
          <table:table-cell table:formula="of:=[.J132]/[.H132]" office:value-type="float" office:value="1.12272945081979" calcext:value-type="float">
            <text:p>1.122729450819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2106" calcext:value-type="float">
            <text:p>0.062106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0184125" calcext:value-type="float">
            <text:p>0.0184125</text:p>
          </table:table-cell>
          <table:table-cell office:value-type="float" office:value="0.0222222" calcext:value-type="float">
            <text:p>0.0222222</text:p>
          </table:table-cell>
          <table:table-cell office:value-type="float" office:value="0.15" calcext:value-type="float">
            <text:p>0.15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48261" calcext:value-type="float">
            <text:p>748261</text:p>
          </table:table-cell>
          <table:table-cell table:formula="of:=[.G133]/[.I133]" office:value-type="float" office:value="3.37303462321792" calcext:value-type="float">
            <text:p>3.37303462321792</text:p>
          </table:table-cell>
          <table:table-cell table:formula="of:=[.J133]/[.H133]" office:value-type="float" office:value="1.27777681944421" calcext:value-type="float">
            <text:p>1.277776819444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14579" calcext:value-type="float">
            <text:p>0.0614579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79858" calcext:value-type="float">
            <text:p>0.0179858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15" calcext:value-type="float">
            <text:p>0.1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2179" calcext:value-type="float">
            <text:p>702179</text:p>
          </table:table-cell>
          <table:table-cell table:formula="of:=[.G134]/[.I134]" office:value-type="float" office:value="3.41702342959446" calcext:value-type="float">
            <text:p>3.41702342959446</text:p>
          </table:table-cell>
          <table:table-cell table:formula="of:=[.J134]/[.H134]" office:value-type="float" office:value="1.2936732710812" calcext:value-type="float">
            <text:p>1.29367327108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03704" calcext:value-type="float">
            <text:p>0.0603704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74606" calcext:value-type="float">
            <text:p>0.0174606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202429" calcext:value-type="float">
            <text:p>0.02024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6024" calcext:value-type="float">
            <text:p>706024</text:p>
          </table:table-cell>
          <table:table-cell table:formula="of:=[.G135]/[.I135]" office:value-type="float" office:value="3.45752150556109" calcext:value-type="float">
            <text:p>3.45752150556109</text:p>
          </table:table-cell>
          <table:table-cell table:formula="of:=[.J135]/[.H135]" office:value-type="float" office:value="1.27682412371257" calcext:value-type="float">
            <text:p>1.276824123712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1715" calcext:value-type="float">
            <text:p>0.101715</text:p>
          </table:table-cell>
          <table:table-cell office:value-type="float" office:value="0.0225225" calcext:value-type="float">
            <text:p>0.0225225</text:p>
          </table:table-cell>
          <table:table-cell office:value-type="float" office:value="0.0220321" calcext:value-type="float">
            <text:p>0.0220321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12" calcext:value-type="float">
            <text:p>0.12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23287" calcext:value-type="float">
            <text:p>723287</text:p>
          </table:table-cell>
          <table:table-cell table:formula="of:=[.G136]/[.I136]" office:value-type="float" office:value="4.61667294538424" calcext:value-type="float">
            <text:p>4.61667294538424</text:p>
          </table:table-cell>
          <table:table-cell table:formula="of:=[.J136]/[.H136]" office:value-type="float" office:value="1.30588522588523" calcext:value-type="float">
            <text:p>1.305885225885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1467" calcext:value-type="float">
            <text:p>0.101467</text:p>
          </table:table-cell>
          <table:table-cell office:value-type="float" office:value="0.0216216" calcext:value-type="float">
            <text:p>0.0216216</text:p>
          </table:table-cell>
          <table:table-cell office:value-type="float" office:value="0.0218138" calcext:value-type="float">
            <text:p>0.0218138</text:p>
          </table:table-cell>
          <table:table-cell office:value-type="float" office:value="0.0292887" calcext:value-type="float">
            <text:p>0.0292887</text:p>
          </table:table-cell>
          <table:table-cell office:value-type="float" office:value="0.12" calcext:value-type="float">
            <text:p>0.12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2443" calcext:value-type="float">
            <text:p>712443</text:p>
          </table:table-cell>
          <table:table-cell table:formula="of:=[.G137]/[.I137]" office:value-type="float" office:value="4.65150501058963" calcext:value-type="float">
            <text:p>4.65150501058963</text:p>
          </table:table-cell>
          <table:table-cell table:formula="of:=[.J137]/[.H137]" office:value-type="float" office:value="1.35460372960373" calcext:value-type="float">
            <text:p>1.354603729603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0987" calcext:value-type="float">
            <text:p>0.100987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0213014" calcext:value-type="float">
            <text:p>0.0213014</text:p>
          </table:table-cell>
          <table:table-cell office:value-type="float" office:value="0.0289256" calcext:value-type="float">
            <text:p>0.0289256</text:p>
          </table:table-cell>
          <table:table-cell office:value-type="float" office:value="0.13" calcext:value-type="float">
            <text:p>0.13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6769" calcext:value-type="float">
            <text:p>686769</text:p>
          </table:table-cell>
          <table:table-cell table:formula="of:=[.G138]/[.I138]" office:value-type="float" office:value="4.74086210296037" calcext:value-type="float">
            <text:p>4.74086210296037</text:p>
          </table:table-cell>
          <table:table-cell table:formula="of:=[.J138]/[.H138]" office:value-type="float" office:value="1.35950292809941" calcext:value-type="float">
            <text:p>1.359502928099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0248" calcext:value-type="float">
            <text:p>0.100248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555" calcext:value-type="float">
            <text:p>0.020555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13" calcext:value-type="float">
            <text:p>0.13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5485" calcext:value-type="float">
            <text:p>675485</text:p>
          </table:table-cell>
          <table:table-cell table:formula="of:=[.G139]/[.I139]" office:value-type="float" office:value="4.87706154220384" calcext:value-type="float">
            <text:p>4.87706154220384</text:p>
          </table:table-cell>
          <table:table-cell table:formula="of:=[.J139]/[.H139]" office:value-type="float" office:value="1.27466838746684" calcext:value-type="float">
            <text:p>1.274668387466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54764" calcext:value-type="float">
            <text:p>0.0754764</text:p>
          </table:table-cell>
          <table:table-cell office:value-type="float" office:value="0.0165289" calcext:value-type="float">
            <text:p>0.0165289</text:p>
          </table:table-cell>
          <table:table-cell office:value-type="float" office:value="0.0147167" calcext:value-type="float">
            <text:p>0.0147167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12" calcext:value-type="float">
            <text:p>0.12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4227" calcext:value-type="float">
            <text:p>704227</text:p>
          </table:table-cell>
          <table:table-cell table:formula="of:=[.G140]/[.I140]" office:value-type="float" office:value="5.12862258522631" calcext:value-type="float">
            <text:p>5.12862258522631</text:p>
          </table:table-cell>
          <table:table-cell table:formula="of:=[.J140]/[.H140]" office:value-type="float" office:value="1.26569221182293" calcext:value-type="float">
            <text:p>1.265692211822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54764" calcext:value-type="float">
            <text:p>0.0754764</text:p>
          </table:table-cell>
          <table:table-cell office:value-type="float" office:value="0.0165289" calcext:value-type="float">
            <text:p>0.0165289</text:p>
          </table:table-cell>
          <table:table-cell office:value-type="float" office:value="0.0147163" calcext:value-type="float">
            <text:p>0.0147163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12" calcext:value-type="float">
            <text:p>0.12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7590" calcext:value-type="float">
            <text:p>687590</text:p>
          </table:table-cell>
          <table:table-cell table:formula="of:=[.G141]/[.I141]" office:value-type="float" office:value="5.12876198500982" calcext:value-type="float">
            <text:p>5.12876198500982</text:p>
          </table:table-cell>
          <table:table-cell table:formula="of:=[.J141]/[.H141]" office:value-type="float" office:value="1.26569221182293" calcext:value-type="float">
            <text:p>1.265692211822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54356" calcext:value-type="float">
            <text:p>0.0754356</text:p>
          </table:table-cell>
          <table:table-cell office:value-type="float" office:value="0.0164609" calcext:value-type="float">
            <text:p>0.0164609</text:p>
          </table:table-cell>
          <table:table-cell office:value-type="float" office:value="0.0146882" calcext:value-type="float">
            <text:p>0.0146882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12" calcext:value-type="float">
            <text:p>0.12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8705" calcext:value-type="float">
            <text:p>678705</text:p>
          </table:table-cell>
          <table:table-cell table:formula="of:=[.G142]/[.I142]" office:value-type="float" office:value="5.13579608120805" calcext:value-type="float">
            <text:p>5.13579608120805</text:p>
          </table:table-cell>
          <table:table-cell table:formula="of:=[.J142]/[.H142]" office:value-type="float" office:value="1.27092078804926" calcext:value-type="float">
            <text:p>1.270920788049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52165" calcext:value-type="float">
            <text:p>0.0752165</text:p>
          </table:table-cell>
          <table:table-cell office:value-type="float" office:value="0.0148515" calcext:value-type="float">
            <text:p>0.0148515</text:p>
          </table:table-cell>
          <table:table-cell office:value-type="float" office:value="0.0144752" calcext:value-type="float">
            <text:p>0.0144752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13" calcext:value-type="float">
            <text:p>0.13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7047" calcext:value-type="float">
            <text:p>687047</text:p>
          </table:table-cell>
          <table:table-cell table:formula="of:=[.G143]/[.I143]" office:value-type="float" office:value="5.19623217641207" calcext:value-type="float">
            <text:p>5.19623217641207</text:p>
          </table:table-cell>
          <table:table-cell table:formula="of:=[.J143]/[.H143]" office:value-type="float" office:value="1.3969565363768" calcext:value-type="float">
            <text:p>1.39695653637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39612" calcext:value-type="float">
            <text:p>0.0539612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2523" calcext:value-type="float">
            <text:p>0.0132523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95354" calcext:value-type="float">
            <text:p>695354</text:p>
          </table:table-cell>
          <table:table-cell table:formula="of:=[.G144]/[.I144]" office:value-type="float" office:value="4.07183658685662" calcext:value-type="float">
            <text:p>4.07183658685662</text:p>
          </table:table-cell>
          <table:table-cell table:formula="of:=[.J144]/[.H144]" office:value-type="float" office:value="1.33908586074327" calcext:value-type="float">
            <text:p>1.339085860743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39574" calcext:value-type="float">
            <text:p>0.0539574</text:p>
          </table:table-cell>
          <table:table-cell office:value-type="float" office:value="0.0128205" calcext:value-type="float">
            <text:p>0.0128205</text:p>
          </table:table-cell>
          <table:table-cell office:value-type="float" office:value="0.0132513" calcext:value-type="float">
            <text:p>0.0132513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9768" calcext:value-type="float">
            <text:p>689768</text:p>
          </table:table-cell>
          <table:table-cell table:formula="of:=[.G145]/[.I145]" office:value-type="float" office:value="4.07185710081275" calcext:value-type="float">
            <text:p>4.07185710081275</text:p>
          </table:table-cell>
          <table:table-cell table:formula="of:=[.J145]/[.H145]" office:value-type="float" office:value="1.34483054483054" calcext:value-type="float">
            <text:p>1.344830544830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38557" calcext:value-type="float">
            <text:p>0.0538557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2043" calcext:value-type="float">
            <text:p>0.0132043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6675" calcext:value-type="float">
            <text:p>686675</text:p>
          </table:table-cell>
          <table:table-cell table:formula="of:=[.G146]/[.I146]" office:value-type="float" office:value="4.07864862203979" calcext:value-type="float">
            <text:p>4.07864862203979</text:p>
          </table:table-cell>
          <table:table-cell table:formula="of:=[.J146]/[.H146]" office:value-type="float" office:value="1.35057183142723" calcext:value-type="float">
            <text:p>1.350571831427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35932" calcext:value-type="float">
            <text:p>0.0535932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716" calcext:value-type="float">
            <text:p>0.0129716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6262" calcext:value-type="float">
            <text:p>676262</text:p>
          </table:table-cell>
          <table:table-cell table:formula="of:=[.G147]/[.I147]" office:value-type="float" office:value="4.13157975885781" calcext:value-type="float">
            <text:p>4.13157975885781</text:p>
          </table:table-cell>
          <table:table-cell table:formula="of:=[.J147]/[.H147]" office:value-type="float" office:value="1.36195160650536" calcext:value-type="float">
            <text:p>1.36195160650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39287" calcext:value-type="float">
            <text:p>0.0939287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0161609" calcext:value-type="float">
            <text:p>0.0161609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11" calcext:value-type="float">
            <text:p>0.11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35482" calcext:value-type="float">
            <text:p>635482</text:p>
          </table:table-cell>
          <table:table-cell table:formula="of:=[.G148]/[.I148]" office:value-type="float" office:value="5.81209586099784" calcext:value-type="float">
            <text:p>5.81209586099784</text:p>
          </table:table-cell>
          <table:table-cell table:formula="of:=[.J148]/[.H148]" office:value-type="float" office:value="1.30530644514195" calcext:value-type="float">
            <text:p>1.305306445141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39287" calcext:value-type="float">
            <text:p>0.0939287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0161609" calcext:value-type="float">
            <text:p>0.0161609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11" calcext:value-type="float">
            <text:p>0.11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7964" calcext:value-type="float">
            <text:p>687964</text:p>
          </table:table-cell>
          <table:table-cell table:formula="of:=[.G149]/[.I149]" office:value-type="float" office:value="5.81209586099784" calcext:value-type="float">
            <text:p>5.81209586099784</text:p>
          </table:table-cell>
          <table:table-cell table:formula="of:=[.J149]/[.H149]" office:value-type="float" office:value="1.30530644514195" calcext:value-type="float">
            <text:p>1.305306445141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39189" calcext:value-type="float">
            <text:p>0.0939189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0161478" calcext:value-type="float">
            <text:p>0.0161478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11" calcext:value-type="float">
            <text:p>0.11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2464" calcext:value-type="float">
            <text:p>712464</text:p>
          </table:table-cell>
          <table:table-cell table:formula="of:=[.G150]/[.I150]" office:value-type="float" office:value="5.81620406495002" calcext:value-type="float">
            <text:p>5.81620406495002</text:p>
          </table:table-cell>
          <table:table-cell table:formula="of:=[.J150]/[.H150]" office:value-type="float" office:value="1.30530644514195" calcext:value-type="float">
            <text:p>1.305306445141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37669" calcext:value-type="float">
            <text:p>0.0937669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59752" calcext:value-type="float">
            <text:p>0.0159752</text:p>
          </table:table-cell>
          <table:table-cell office:value-type="float" office:value="0.0220264" calcext:value-type="float">
            <text:p>0.0220264</text:p>
          </table:table-cell>
          <table:table-cell office:value-type="float" office:value="0.12" calcext:value-type="float">
            <text:p>0.12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34710" calcext:value-type="float">
            <text:p>834710</text:p>
          </table:table-cell>
          <table:table-cell table:formula="of:=[.G151]/[.I151]" office:value-type="float" office:value="5.86952901998097" calcext:value-type="float">
            <text:p>5.86952901998097</text:p>
          </table:table-cell>
          <table:table-cell table:formula="of:=[.J151]/[.H151]" office:value-type="float" office:value="1.31057256927297" calcext:value-type="float">
            <text:p>1.31057256927297</text:p>
          </table:table-cell>
          <table:table-cell table:formula="of:=SUM([.O116:.O151])" office:value-type="float" office:value="66133070" calcext:value-type="float">
            <text:p>66133070</text:p>
          </table:table-cell>
          <table:table-cell table:formula="of:=[.R151]/60000" office:value-type="float" office:value="1102.21783333333" calcext:value-type="float">
            <text:p>1102.21783333333</text:p>
          </table:table-cell>
          <table:table-cell table:formula="of:=[.S151]/60" office:value-type="float" office:value="18.3702972222222" calcext:value-type="float">
            <text:p>18.3702972222222</text:p>
          </table:table-cell>
          <table:table-cell/>
        </table:table-row>
        <table:table-row table:style-name="ro1">
          <table:table-cell table:style-name="ce5" office:value-type="string" calcext:value-type="string">
            <text:p>averages</text:p>
          </table:table-cell>
          <table:table-cell table:style-name="ce5" table:number-columns-repeated="2"/>
          <table:table-cell table:style-name="ce5" table:formula="of:=[.D151]" office:value-type="float" office:value="0.9" calcext:value-type="float">
            <text:p>0.9</text:p>
          </table:table-cell>
          <table:table-cell table:style-name="ce5" table:formula="of:=[.E151]" office:value-type="float" office:value="2.5" calcext:value-type="float">
            <text:p>2.5</text:p>
          </table:table-cell>
          <table:table-cell table:style-name="ce5" table:formula="of:=[.F151]" office:value-type="float" office:value="1" calcext:value-type="float">
            <text:p>1</text:p>
          </table:table-cell>
          <table:table-cell table:style-name="ce5" table:formula="of:=AVERAGE([.G116:.G151])" office:value-type="float" office:value="0.079896925" calcext:value-type="float">
            <text:p>0.079896925</text:p>
          </table:table-cell>
          <table:table-cell table:style-name="ce5" table:formula="of:=AVERAGE([.H116:.H151])" office:value-type="float" office:value="0.0197658555555556" calcext:value-type="float">
            <text:p>0.019765855555556</text:p>
          </table:table-cell>
          <table:table-cell table:style-name="ce5" table:formula="of:=AVERAGE([.I116:.I151])" office:value-type="float" office:value="0.0195766333333333" calcext:value-type="float">
            <text:p>0.019576633333333</text:p>
          </table:table-cell>
          <table:table-cell table:style-name="ce5" table:formula="of:=AVERAGE([.J116:.J151])" office:value-type="float" office:value="0.0251188055555555" calcext:value-type="float">
            <text:p>0.025118805555556</text:p>
          </table:table-cell>
          <table:table-cell table:style-name="ce5" table:formula="of:=AVERAGE([.K116:.K151])" office:value-type="float" office:value="0.133055555555556" calcext:value-type="float">
            <text:p>0.133055555555556</text:p>
          </table:table-cell>
          <table:table-cell table:style-name="ce5" table:formula="of:=AVERAGE([.L116:.L151])" office:value-type="float" office:value="0.0230230861111111" calcext:value-type="float">
            <text:p>0.023023086111111</text:p>
          </table:table-cell>
          <table:table-cell table:style-name="ce5" table:formula="of:=AVERAGE([.M116:.M151])" office:value-type="float" office:value="0" calcext:value-type="float">
            <text:p>0</text:p>
          </table:table-cell>
          <table:table-cell table:style-name="ce5" table:formula="of:=AVERAGE([.N116:.N151])" office:value-type="float" office:value="1" calcext:value-type="float">
            <text:p>1</text:p>
          </table:table-cell>
          <table:table-cell table:style-name="ce5" table:formula="of:=AVERAGE([.O116:.O151])" office:value-type="float" office:value="1837029.72222222" calcext:value-type="float">
            <text:p>1837029.72222222</text:p>
          </table:table-cell>
          <table:table-cell table:style-name="ce5" table:formula="of:=AVERAGE([.P116:.P151])" office:value-type="float" office:value="4.17836882728486" calcext:value-type="float">
            <text:p>4.17836882728486</text:p>
          </table:table-cell>
          <table:table-cell table:style-name="ce5" table:formula="of:=AVERAGE([.Q116:.Q151])" office:value-type="float" office:value="1.27846233441064" calcext:value-type="float">
            <text:p>1.27846233441064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  <table:table-cell table:style-name="ce2" office:value-type="string" calcext:value-type="string">
            <text:p>gen_mean</text:p>
          </table:table-cell>
          <table:table-cell table:style-name="ce2" office:value-type="string" calcext:value-type="string">
            <text:p>gen_low</text:p>
          </table:table-cell>
          <table:table-cell table:style-name="ce2" office:value-type="string" calcext:value-type="string">
            <text:p>imp_mean</text:p>
          </table:table-cell>
          <table:table-cell table:style-name="ce2" office:value-type="string" calcext:value-type="string">
            <text:p>imp_high</text:p>
          </table:table-cell>
          <table:table-cell table:style-name="ce2" office:value-type="string" calcext:value-type="string">
            <text:p>eer_pcnt</text:p>
          </table:table-cell>
          <table:table-cell table:style-name="ce2" office:value-type="string" calcext:value-type="string">
            <text:p>eer_val</text:p>
          </table:table-cell>
          <table:table-cell table:style-name="ce2" office:value-type="string" calcext:value-type="string">
            <text:p>frr</text:p>
          </table:table-cell>
          <table:table-cell table:style-name="ce2" office:value-type="string" calcext:value-type="string">
            <text:p>far</text:p>
          </table:table-cell>
          <table:table-cell table:style-name="ce2" office:value-type="string" calcext:value-type="string">
            <text:p>time(ms)</text:p>
          </table:table-cell>
          <table:table-cell table:style-name="ce4" office:value-type="string" calcext:value-type="string">
            <text:p>gm/im</text:p>
          </table:table-cell>
          <table:table-cell table:style-name="ce4" office:value-type="string" calcext:value-type="string">
            <text:p>ih/g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94987" calcext:value-type="float">
            <text:p>0.0794987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773" calcext:value-type="float">
            <text:p>0.0150773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1" calcext:value-type="float">
            <text:p>0.11</text:p>
          </table:table-cell>
          <table:table-cell office:value-type="float" office:value="0.0178571" calcext:value-type="float">
            <text:p>0.0178571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627174" calcext:value-type="float">
            <text:p>627174</text:p>
          </table:table-cell>
          <table:table-cell table:formula="of:=[.G154]/[.I154]" office:value-type="float" office:value="5.27274114065516" calcext:value-type="float">
            <text:p>5.27274114065516</text:p>
          </table:table-cell>
          <table:table-cell table:formula="of:=[.J154]/[.H154]" office:value-type="float" office:value="1.27648139780087" calcext:value-type="float">
            <text:p>1.276481397800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94646" calcext:value-type="float">
            <text:p>0.0794646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53" calcext:value-type="float">
            <text:p>0.015053</text:p>
          </table:table-cell>
          <table:table-cell office:value-type="float" office:value="0.021164" calcext:value-type="float">
            <text:p>0.021164</text:p>
          </table:table-cell>
          <table:table-cell office:value-type="float" office:value="0.11" calcext:value-type="float">
            <text:p>0.11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705288" calcext:value-type="float">
            <text:p>705288</text:p>
          </table:table-cell>
          <table:table-cell table:formula="of:=[.G155]/[.I155]" office:value-type="float" office:value="5.27898757722713" calcext:value-type="float">
            <text:p>5.27898757722713</text:p>
          </table:table-cell>
          <table:table-cell table:formula="of:=[.J155]/[.H155]" office:value-type="float" office:value="1.27513179695737" calcext:value-type="float">
            <text:p>1.275131796957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9274" calcext:value-type="float">
            <text:p>0.079274</text:p>
          </table:table-cell>
          <table:table-cell office:value-type="float" office:value="0.0165289" calcext:value-type="float">
            <text:p>0.0165289</text:p>
          </table:table-cell>
          <table:table-cell office:value-type="float" office:value="0.014897" calcext:value-type="float">
            <text:p>0.01489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2" calcext:value-type="float">
            <text:p>0.12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690687" calcext:value-type="float">
            <text:p>690687</text:p>
          </table:table-cell>
          <table:table-cell table:formula="of:=[.G156]/[.I156]" office:value-type="float" office:value="5.3214741223065" calcext:value-type="float">
            <text:p>5.3214741223065</text:p>
          </table:table-cell>
          <table:table-cell table:formula="of:=[.J156]/[.H156]" office:value-type="float" office:value="1.27637047837424" calcext:value-type="float">
            <text:p>1.276370478374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88998" calcext:value-type="float">
            <text:p>0.0788998</text:p>
          </table:table-cell>
          <table:table-cell office:value-type="float" office:value="0.0148515" calcext:value-type="float">
            <text:p>0.0148515</text:p>
          </table:table-cell>
          <table:table-cell office:value-type="float" office:value="0.0145386" calcext:value-type="float">
            <text:p>0.0145386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13" calcext:value-type="float">
            <text:p>0.13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667935" calcext:value-type="float">
            <text:p>667935</text:p>
          </table:table-cell>
          <table:table-cell table:formula="of:=[.G157]/[.I157]" office:value-type="float" office:value="5.42691868543051" calcext:value-type="float">
            <text:p>5.42691868543051</text:p>
          </table:table-cell>
          <table:table-cell table:formula="of:=[.J157]/[.H157]" office:value-type="float" office:value="1.4027741305592" calcext:value-type="float">
            <text:p>1.40277413055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65368" calcext:value-type="float">
            <text:p>0.0565368</text:p>
          </table:table-cell>
          <table:table-cell office:value-type="float" office:value="0.012931" calcext:value-type="float">
            <text:p>0.012931</text:p>
          </table:table-cell>
          <table:table-cell office:value-type="float" office:value="0.0134904" calcext:value-type="float">
            <text:p>0.0134904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13" calcext:value-type="float">
            <text:p>0.1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707457" calcext:value-type="float">
            <text:p>707457</text:p>
          </table:table-cell>
          <table:table-cell table:formula="of:=[.G158]/[.I158]" office:value-type="float" office:value="4.19089130048034" calcext:value-type="float">
            <text:p>4.19089130048034</text:p>
          </table:table-cell>
          <table:table-cell table:formula="of:=[.J158]/[.H158]" office:value-type="float" office:value="1.35080040213441" calcext:value-type="float">
            <text:p>1.350800402134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64772" calcext:value-type="float">
            <text:p>0.0564772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4558" calcext:value-type="float">
            <text:p>0.0134558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715843" calcext:value-type="float">
            <text:p>715843</text:p>
          </table:table-cell>
          <table:table-cell table:formula="of:=[.G159]/[.I159]" office:value-type="float" office:value="4.19723836561186" calcext:value-type="float">
            <text:p>4.19723836561186</text:p>
          </table:table-cell>
          <table:table-cell table:formula="of:=[.J159]/[.H159]" office:value-type="float" office:value="1.35072812706303" calcext:value-type="float">
            <text:p>1.350728127063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62292" calcext:value-type="float">
            <text:p>0.0562292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3083" calcext:value-type="float">
            <text:p>0.0133083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6667" calcext:value-type="float">
            <text:p>0.0166667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689828" calcext:value-type="float">
            <text:p>689828</text:p>
          </table:table-cell>
          <table:table-cell table:formula="of:=[.G160]/[.I160]" office:value-type="float" office:value="4.22512266780881" calcext:value-type="float">
            <text:p>4.22512266780881</text:p>
          </table:table-cell>
          <table:table-cell table:formula="of:=[.J160]/[.H160]" office:value-type="float" office:value="1.36231395895347" calcext:value-type="float">
            <text:p>1.36231395895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57905" calcext:value-type="float">
            <text:p>0.0557905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986" calcext:value-type="float">
            <text:p>0.0129986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635982" calcext:value-type="float">
            <text:p>635982</text:p>
          </table:table-cell>
          <table:table-cell table:formula="of:=[.G161]/[.I161]" office:value-type="float" office:value="4.2920391426769" calcext:value-type="float">
            <text:p>4.2920391426769</text:p>
          </table:table-cell>
          <table:table-cell table:formula="of:=[.J161]/[.H161]" office:value-type="float" office:value="1.36195160650536" calcext:value-type="float">
            <text:p>1.36195160650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89669" calcext:value-type="float">
            <text:p>0.0989669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0166396" calcext:value-type="float">
            <text:p>0.0166396</text:p>
          </table:table-cell>
          <table:table-cell office:value-type="float" office:value="0.0246914" calcext:value-type="float">
            <text:p>0.0246914</text:p>
          </table:table-cell>
          <table:table-cell office:value-type="float" office:value="0.11" calcext:value-type="float">
            <text:p>0.1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708095" calcext:value-type="float">
            <text:p>708095</text:p>
          </table:table-cell>
          <table:table-cell table:formula="of:=[.G162]/[.I162]" office:value-type="float" office:value="5.94767302098608" calcext:value-type="float">
            <text:p>5.94767302098608</text:p>
          </table:table-cell>
          <table:table-cell table:formula="of:=[.J162]/[.H162]" office:value-type="float" office:value="1.43209948148062" calcext:value-type="float">
            <text:p>1.432099481480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89471" calcext:value-type="float">
            <text:p>0.0989471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0166282" calcext:value-type="float">
            <text:p>0.0166282</text:p>
          </table:table-cell>
          <table:table-cell office:value-type="float" office:value="0.0246914" calcext:value-type="float">
            <text:p>0.0246914</text:p>
          </table:table-cell>
          <table:table-cell office:value-type="float" office:value="0.11" calcext:value-type="float">
            <text:p>0.1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725459" calcext:value-type="float">
            <text:p>725459</text:p>
          </table:table-cell>
          <table:table-cell table:formula="of:=[.G163]/[.I163]" office:value-type="float" office:value="5.95055989223127" calcext:value-type="float">
            <text:p>5.95055989223127</text:p>
          </table:table-cell>
          <table:table-cell table:formula="of:=[.J163]/[.H163]" office:value-type="float" office:value="1.43827253981383" calcext:value-type="float">
            <text:p>1.438272539813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88109" calcext:value-type="float">
            <text:p>0.0988109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4979" calcext:value-type="float">
            <text:p>0.0164979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660325" calcext:value-type="float">
            <text:p>660325</text:p>
          </table:table-cell>
          <table:table-cell table:formula="of:=[.G164]/[.I164]" office:value-type="float" office:value="5.98930166869723" calcext:value-type="float">
            <text:p>5.98930166869723</text:p>
          </table:table-cell>
          <table:table-cell table:formula="of:=[.J164]/[.H164]" office:value-type="float" office:value="1.44467226357564" calcext:value-type="float">
            <text:p>1.444672263575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84551" calcext:value-type="float">
            <text:p>0.0984551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61103" calcext:value-type="float">
            <text:p>0.0161103</text:p>
          </table:table-cell>
          <table:table-cell office:value-type="float" office:value="0.0225225" calcext:value-type="float">
            <text:p>0.0225225</text:p>
          </table:table-cell>
          <table:table-cell office:value-type="float" office:value="0.12" calcext:value-type="float">
            <text:p>0.12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639164" calcext:value-type="float">
            <text:p>639164</text:p>
          </table:table-cell>
          <table:table-cell table:formula="of:=[.G165]/[.I165]" office:value-type="float" office:value="6.11131387994016" calcext:value-type="float">
            <text:p>6.11131387994016</text:p>
          </table:table-cell>
          <table:table-cell table:formula="of:=[.J165]/[.H165]" office:value-type="float" office:value="1.34009055912225" calcext:value-type="float">
            <text:p>1.340090559122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73757" calcext:value-type="float">
            <text:p>0.0873757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7036" calcext:value-type="float">
            <text:p>0.0207036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13" calcext:value-type="float">
            <text:p>0.13</text:p>
          </table:table-cell>
          <table:table-cell office:value-type="float" office:value="0.025" calcext:value-type="float">
            <text:p>0.025</text:p>
          </table:table-cell>
          <table:table-cell office:value-type="float" office:value="0.536619" calcext:value-type="float">
            <text:p>0.536619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742106" calcext:value-type="float">
            <text:p>742106</text:p>
          </table:table-cell>
          <table:table-cell table:formula="of:=[.G166]/[.I166]" office:value-type="float" office:value="4.22031434146718" calcext:value-type="float">
            <text:p>4.22031434146718</text:p>
          </table:table-cell>
          <table:table-cell table:formula="of:=[.J166]/[.H166]" office:value-type="float" office:value="1.24174139867862" calcext:value-type="float">
            <text:p>1.241741398678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69594" calcext:value-type="float">
            <text:p>0.0869594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2639" calcext:value-type="float">
            <text:p>0.0202639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3" calcext:value-type="float">
            <text:p>0.13</text:p>
          </table:table-cell>
          <table:table-cell office:value-type="float" office:value="0.0246305" calcext:value-type="float">
            <text:p>0.0246305</text:p>
          </table:table-cell>
          <table:table-cell office:value-type="float" office:value="0.536619" calcext:value-type="float">
            <text:p>0.536619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745018" calcext:value-type="float">
            <text:p>745018</text:p>
          </table:table-cell>
          <table:table-cell table:formula="of:=[.G167]/[.I167]" office:value-type="float" office:value="4.2913456935733" calcext:value-type="float">
            <text:p>4.2913456935733</text:p>
          </table:table-cell>
          <table:table-cell table:formula="of:=[.J167]/[.H167]" office:value-type="float" office:value="1.23090270309027" calcext:value-type="float">
            <text:p>1.230902703090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62362" calcext:value-type="float">
            <text:p>0.0862362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196705" calcext:value-type="float">
            <text:p>0.0196705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3" calcext:value-type="float">
            <text:p>0.13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536619" calcext:value-type="float">
            <text:p>0.536619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695000" calcext:value-type="float">
            <text:p>695000</text:p>
          </table:table-cell>
          <table:table-cell table:formula="of:=[.G168]/[.I168]" office:value-type="float" office:value="4.38403700973539" calcext:value-type="float">
            <text:p>4.38403700973539</text:p>
          </table:table-cell>
          <table:table-cell table:formula="of:=[.J168]/[.H168]" office:value-type="float" office:value="1.22542162925546" calcext:value-type="float">
            <text:p>1.225421629255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50696" calcext:value-type="float">
            <text:p>0.0850696</text:p>
          </table:table-cell>
          <table:table-cell office:value-type="float" office:value="0.0177778" calcext:value-type="float">
            <text:p>0.0177778</text:p>
          </table:table-cell>
          <table:table-cell office:value-type="float" office:value="0.018988" calcext:value-type="float">
            <text:p>0.018988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14" calcext:value-type="float">
            <text:p>0.14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536966" calcext:value-type="float">
            <text:p>0.536966</text:p>
          </table:table-cell>
          <table:table-cell office:value-type="float" office:value="0.000583465" calcext:value-type="float">
            <text:p>0.000583465</text:p>
          </table:table-cell>
          <table:table-cell office:value-type="float" office:value="672437" calcext:value-type="float">
            <text:p>672437</text:p>
          </table:table-cell>
          <table:table-cell table:formula="of:=[.G169]/[.I169]" office:value-type="float" office:value="4.4801769538656" calcext:value-type="float">
            <text:p>4.4801769538656</text:p>
          </table:table-cell>
          <table:table-cell table:formula="of:=[.J169]/[.H169]" office:value-type="float" office:value="1.40041512448109" calcext:value-type="float">
            <text:p>1.400415124481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47862" calcext:value-type="float">
            <text:p>0.0647862</text:p>
          </table:table-cell>
          <table:table-cell office:value-type="float" office:value="0.0204918" calcext:value-type="float">
            <text:p>0.0204918</text:p>
          </table:table-cell>
          <table:table-cell office:value-type="float" office:value="0.0188631" calcext:value-type="float">
            <text:p>0.0188631</text:p>
          </table:table-cell>
          <table:table-cell office:value-type="float" office:value="0.0232558" calcext:value-type="float">
            <text:p>0.0232558</text:p>
          </table:table-cell>
          <table:table-cell office:value-type="float" office:value="0.14" calcext:value-type="float">
            <text:p>0.14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627907" calcext:value-type="float">
            <text:p>0.627907</text:p>
          </table:table-cell>
          <table:table-cell office:value-type="float" office:value="0.000133505" calcext:value-type="float">
            <text:p>0.000133505</text:p>
          </table:table-cell>
          <table:table-cell office:value-type="float" office:value="742016" calcext:value-type="float">
            <text:p>742016</text:p>
          </table:table-cell>
          <table:table-cell table:formula="of:=[.G170]/[.I170]" office:value-type="float" office:value="3.43454681362024" calcext:value-type="float">
            <text:p>3.43454681362024</text:p>
          </table:table-cell>
          <table:table-cell table:formula="of:=[.J170]/[.H170]" office:value-type="float" office:value="1.13488322158132" calcext:value-type="float">
            <text:p>1.134883221581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42287" calcext:value-type="float">
            <text:p>0.0642287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018475" calcext:value-type="float">
            <text:p>0.018475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15" calcext:value-type="float">
            <text:p>0.15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627907" calcext:value-type="float">
            <text:p>0.627907</text:p>
          </table:table-cell>
          <table:table-cell office:value-type="float" office:value="0.000133505" calcext:value-type="float">
            <text:p>0.000133505</text:p>
          </table:table-cell>
          <table:table-cell office:value-type="float" office:value="745359" calcext:value-type="float">
            <text:p>745359</text:p>
          </table:table-cell>
          <table:table-cell table:formula="of:=[.G171]/[.I171]" office:value-type="float" office:value="3.47651962110961" calcext:value-type="float">
            <text:p>3.47651962110961</text:p>
          </table:table-cell>
          <table:table-cell table:formula="of:=[.J171]/[.H171]" office:value-type="float" office:value="1.28348082087021" calcext:value-type="float">
            <text:p>1.283480820870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33215" calcext:value-type="float">
            <text:p>0.0633215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8006" calcext:value-type="float">
            <text:p>0.018006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15" calcext:value-type="float">
            <text:p>0.1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628254" calcext:value-type="float">
            <text:p>0.628254</text:p>
          </table:table-cell>
          <table:table-cell office:value-type="float" office:value="0.000133505" calcext:value-type="float">
            <text:p>0.000133505</text:p>
          </table:table-cell>
          <table:table-cell office:value-type="float" office:value="737574" calcext:value-type="float">
            <text:p>737574</text:p>
          </table:table-cell>
          <table:table-cell table:formula="of:=[.G172]/[.I172]" office:value-type="float" office:value="3.51668888148395" calcext:value-type="float">
            <text:p>3.51668888148395</text:p>
          </table:table-cell>
          <table:table-cell table:formula="of:=[.J172]/[.H172]" office:value-type="float" office:value="1.2936732710812" calcext:value-type="float">
            <text:p>1.29367327108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17313" calcext:value-type="float">
            <text:p>0.061731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74666" calcext:value-type="float">
            <text:p>0.0174666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202429" calcext:value-type="float">
            <text:p>0.0202429</text:p>
          </table:table-cell>
          <table:table-cell office:value-type="float" office:value="0.632419" calcext:value-type="float">
            <text:p>0.632419</text:p>
          </table:table-cell>
          <table:table-cell office:value-type="float" office:value="0.00012856" calcext:value-type="float">
            <text:p>0.00012856</text:p>
          </table:table-cell>
          <table:table-cell office:value-type="float" office:value="705064" calcext:value-type="float">
            <text:p>705064</text:p>
          </table:table-cell>
          <table:table-cell table:formula="of:=[.G173]/[.I173]" office:value-type="float" office:value="3.53424822232146" calcext:value-type="float">
            <text:p>3.53424822232146</text:p>
          </table:table-cell>
          <table:table-cell table:formula="of:=[.J173]/[.H173]" office:value-type="float" office:value="1.27682412371257" calcext:value-type="float">
            <text:p>1.276824123712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6404" calcext:value-type="float">
            <text:p>0.106404</text:p>
          </table:table-cell>
          <table:table-cell office:value-type="float" office:value="0.0234742" calcext:value-type="float">
            <text:p>0.0234742</text:p>
          </table:table-cell>
          <table:table-cell office:value-type="float" office:value="0.0224608" calcext:value-type="float">
            <text:p>0.0224608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2" calcext:value-type="float">
            <text:p>0.12</text:p>
          </table:table-cell>
          <table:table-cell office:value-type="float" office:value="0.027027" calcext:value-type="float">
            <text:p>0.027027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738010" calcext:value-type="float">
            <text:p>738010</text:p>
          </table:table-cell>
          <table:table-cell table:formula="of:=[.G174]/[.I174]" office:value-type="float" office:value="4.7373201310728" calcext:value-type="float">
            <text:p>4.7373201310728</text:p>
          </table:table-cell>
          <table:table-cell table:formula="of:=[.J174]/[.H174]" office:value-type="float" office:value="1.26893355258113" calcext:value-type="float">
            <text:p>1.268933552581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5989" calcext:value-type="float">
            <text:p>0.105989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0220258" calcext:value-type="float">
            <text:p>0.0220258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.12" calcext:value-type="float">
            <text:p>0.12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740891" calcext:value-type="float">
            <text:p>740891</text:p>
          </table:table-cell>
          <table:table-cell table:formula="of:=[.G175]/[.I175]" office:value-type="float" office:value="4.81203860926731" calcext:value-type="float">
            <text:p>4.81203860926731</text:p>
          </table:table-cell>
          <table:table-cell table:formula="of:=[.J175]/[.H175]" office:value-type="float" office:value="1.35865330211462" calcext:value-type="float">
            <text:p>1.358653302114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537" calcext:value-type="float">
            <text:p>0.10537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0213744" calcext:value-type="float">
            <text:p>0.021374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3" calcext:value-type="float">
            <text:p>0.13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668945" calcext:value-type="float">
            <text:p>668945</text:p>
          </table:table-cell>
          <table:table-cell table:formula="of:=[.G176]/[.I176]" office:value-type="float" office:value="4.92972902163336" calcext:value-type="float">
            <text:p>4.92972902163336</text:p>
          </table:table-cell>
          <table:table-cell table:formula="of:=[.J176]/[.H176]" office:value-type="float" office:value="1.36514292697141" calcext:value-type="float">
            <text:p>1.365142926971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4419" calcext:value-type="float">
            <text:p>0.104419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5802" calcext:value-type="float">
            <text:p>0.0205802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13" calcext:value-type="float">
            <text:p>0.13</text:p>
          </table:table-cell>
          <table:table-cell office:value-type="float" office:value="0.025" calcext:value-type="float">
            <text:p>0.025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697005" calcext:value-type="float">
            <text:p>697005</text:p>
          </table:table-cell>
          <table:table-cell table:formula="of:=[.G177]/[.I177]" office:value-type="float" office:value="5.07376021613007" calcext:value-type="float">
            <text:p>5.07376021613007</text:p>
          </table:table-cell>
          <table:table-cell table:formula="of:=[.J177]/[.H177]" office:value-type="float" office:value="1.27466838746684" calcext:value-type="float">
            <text:p>1.274668387466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92138" calcext:value-type="float">
            <text:p>0.0892138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2952" calcext:value-type="float">
            <text:p>0.0252952</text:p>
          </table:table-cell>
          <table:table-cell office:value-type="float" office:value="0.030837" calcext:value-type="float">
            <text:p>0.0308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92887" calcext:value-type="float">
            <text:p>0.0292887</text:p>
          </table:table-cell>
          <table:table-cell office:value-type="float" office:value="0.531413" calcext:value-type="float">
            <text:p>0.531413</text:p>
          </table:table-cell>
          <table:table-cell office:value-type="float" office:value="0.000632911" calcext:value-type="float">
            <text:p>0.000632911</text:p>
          </table:table-cell>
          <table:table-cell office:value-type="float" office:value="8472300" calcext:value-type="float">
            <text:p>8472300</text:p>
          </table:table-cell>
          <table:table-cell table:formula="of:=[.G178]/[.I178]" office:value-type="float" office:value="3.52690629052152" calcext:value-type="float">
            <text:p>3.52690629052152</text:p>
          </table:table-cell>
          <table:table-cell table:formula="of:=[.J178]/[.H178]" office:value-type="float" office:value="1.21805936839611" calcext:value-type="float">
            <text:p>1.218059368396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8386" calcext:value-type="float">
            <text:p>0.088386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696" calcext:value-type="float">
            <text:p>0.024696</text:p>
          </table:table-cell>
          <table:table-cell office:value-type="float" office:value="0.0301724" calcext:value-type="float">
            <text:p>0.0301724</text:p>
          </table:table-cell>
          <table:table-cell office:value-type="float" office:value="0.13" calcext:value-type="float">
            <text:p>0.13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.532454" calcext:value-type="float">
            <text:p>0.532454</text:p>
          </table:table-cell>
          <table:table-cell office:value-type="float" office:value="0.000632911" calcext:value-type="float">
            <text:p>0.000632911</text:p>
          </table:table-cell>
          <table:table-cell office:value-type="float" office:value="4986960" calcext:value-type="float">
            <text:p>4986960</text:p>
          </table:table-cell>
          <table:table-cell table:formula="of:=[.G179]/[.I179]" office:value-type="float" office:value="3.57896015549077" calcext:value-type="float">
            <text:p>3.57896015549077</text:p>
          </table:table-cell>
          <table:table-cell table:formula="of:=[.J179]/[.H179]" office:value-type="float" office:value="1.20186738685341" calcext:value-type="float">
            <text:p>1.201867386853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71205" calcext:value-type="float">
            <text:p>0.0871205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0240256" calcext:value-type="float">
            <text:p>0.0240256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4" calcext:value-type="float">
            <text:p>0.14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535231" calcext:value-type="float">
            <text:p>0.535231</text:p>
          </table:table-cell>
          <table:table-cell office:value-type="float" office:value="0.000627967" calcext:value-type="float">
            <text:p>0.000627967</text:p>
          </table:table-cell>
          <table:table-cell office:value-type="float" office:value="2851530" calcext:value-type="float">
            <text:p>2851530</text:p>
          </table:table-cell>
          <table:table-cell table:formula="of:=[.G180]/[.I180]" office:value-type="float" office:value="3.62615293686734" calcext:value-type="float">
            <text:p>3.62615293686734</text:p>
          </table:table-cell>
          <table:table-cell table:formula="of:=[.J180]/[.H180]" office:value-type="float" office:value="1.20141650600563" calcext:value-type="float">
            <text:p>1.201416506005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473" calcext:value-type="float">
            <text:p>0.08473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0233122" calcext:value-type="float">
            <text:p>0.0233122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544603" calcext:value-type="float">
            <text:p>0.544603</text:p>
          </table:table-cell>
          <table:table-cell office:value-type="float" office:value="0.000573576" calcext:value-type="float">
            <text:p>0.000573576</text:p>
          </table:table-cell>
          <table:table-cell office:value-type="float" office:value="1792300" calcext:value-type="float">
            <text:p>1792300</text:p>
          </table:table-cell>
          <table:table-cell table:formula="of:=[.G181]/[.I181]" office:value-type="float" office:value="3.63457760314342" calcext:value-type="float">
            <text:p>3.63457760314342</text:p>
          </table:table-cell>
          <table:table-cell table:formula="of:=[.J181]/[.H181]" office:value-type="float" office:value="1.31286075239899" calcext:value-type="float">
            <text:p>1.312860752398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7908" calcext:value-type="float">
            <text:p>0.067908</text:p>
          </table:table-cell>
          <table:table-cell office:value-type="float" office:value="0.0242915" calcext:value-type="float">
            <text:p>0.0242915</text:p>
          </table:table-cell>
          <table:table-cell office:value-type="float" office:value="0.023376" calcext:value-type="float">
            <text:p>0.023376</text:p>
          </table:table-cell>
          <table:table-cell office:value-type="float" office:value="0.0284553" calcext:value-type="float">
            <text:p>0.0284553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619924" calcext:value-type="float">
            <text:p>0.619924</text:p>
          </table:table-cell>
          <table:table-cell office:value-type="float" office:value="0.000187896" calcext:value-type="float">
            <text:p>0.000187896</text:p>
          </table:table-cell>
          <table:table-cell office:value-type="float" office:value="8648350" calcext:value-type="float">
            <text:p>8648350</text:p>
          </table:table-cell>
          <table:table-cell table:formula="of:=[.G182]/[.I182]" office:value-type="float" office:value="2.90503080082135" calcext:value-type="float">
            <text:p>2.90503080082135</text:p>
          </table:table-cell>
          <table:table-cell table:formula="of:=[.J182]/[.H182]" office:value-type="float" office:value="1.17140975238252" calcext:value-type="float">
            <text:p>1.171409752382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66899" calcext:value-type="float">
            <text:p>0.0666899</text:p>
          </table:table-cell>
          <table:table-cell office:value-type="float" office:value="0.0215517" calcext:value-type="float">
            <text:p>0.0215517</text:p>
          </table:table-cell>
          <table:table-cell office:value-type="float" office:value="0.0228791" calcext:value-type="float">
            <text:p>0.0228791</text:p>
          </table:table-cell>
          <table:table-cell office:value-type="float" office:value="0.027027" calcext:value-type="float">
            <text:p>0.027027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620965" calcext:value-type="float">
            <text:p>0.620965</text:p>
          </table:table-cell>
          <table:table-cell office:value-type="float" office:value="0.000187896" calcext:value-type="float">
            <text:p>0.000187896</text:p>
          </table:table-cell>
          <table:table-cell office:value-type="float" office:value="4845980" calcext:value-type="float">
            <text:p>4845980</text:p>
          </table:table-cell>
          <table:table-cell table:formula="of:=[.G183]/[.I183]" office:value-type="float" office:value="2.91488301550323" calcext:value-type="float">
            <text:p>2.91488301550323</text:p>
          </table:table-cell>
          <table:table-cell table:formula="of:=[.J183]/[.H183]" office:value-type="float" office:value="1.25405420454071" calcext:value-type="float">
            <text:p>1.254054204540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4667" calcext:value-type="float">
            <text:p>0.06466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63" calcext:value-type="float">
            <text:p>0.022363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.633461" calcext:value-type="float">
            <text:p>0.633461</text:p>
          </table:table-cell>
          <table:table-cell office:value-type="float" office:value="0.000182951" calcext:value-type="float">
            <text:p>0.000182951</text:p>
          </table:table-cell>
          <table:table-cell office:value-type="float" office:value="2825410" calcext:value-type="float">
            <text:p>2825410</text:p>
          </table:table-cell>
          <table:table-cell table:formula="of:=[.G184]/[.I184]" office:value-type="float" office:value="2.89169610517372" calcext:value-type="float">
            <text:p>2.89169610517372</text:p>
          </table:table-cell>
          <table:table-cell table:formula="of:=[.J184]/[.H184]" office:value-type="float" office:value="1.24737166421766" calcext:value-type="float">
            <text:p>1.247371664217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15549" calcext:value-type="float">
            <text:p>0.0615549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186" calcext:value-type="float">
            <text:p>0.0218186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16" calcext:value-type="float">
            <text:p>0.16</text:p>
          </table:table-cell>
          <table:table-cell office:value-type="float" office:value="0.0244898" calcext:value-type="float">
            <text:p>0.0244898</text:p>
          </table:table-cell>
          <table:table-cell office:value-type="float" office:value="0.651163" calcext:value-type="float">
            <text:p>0.651163</text:p>
          </table:table-cell>
          <table:table-cell office:value-type="float" office:value="0.000123616" calcext:value-type="float">
            <text:p>0.000123616</text:p>
          </table:table-cell>
          <table:table-cell office:value-type="float" office:value="1724470" calcext:value-type="float">
            <text:p>1724470</text:p>
          </table:table-cell>
          <table:table-cell table:formula="of:=[.G185]/[.I185]" office:value-type="float" office:value="2.82121217676661" calcext:value-type="float">
            <text:p>2.82121217676661</text:p>
          </table:table-cell>
          <table:table-cell table:formula="of:=[.J185]/[.H185]" office:value-type="float" office:value="1.23620850362085" calcext:value-type="float">
            <text:p>1.236208503620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6634" calcext:value-type="float">
            <text:p>0.106634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027131" calcext:value-type="float">
            <text:p>0.027131</text:p>
          </table:table-cell>
          <table:table-cell office:value-type="float" office:value="0.0343348" calcext:value-type="float">
            <text:p>0.0343348</text:p>
          </table:table-cell>
          <table:table-cell office:value-type="float" office:value="0.12" calcext:value-type="float">
            <text:p>0.12</text:p>
          </table:table-cell>
          <table:table-cell office:value-type="float" office:value="0.0311111" calcext:value-type="float">
            <text:p>0.0311111</text:p>
          </table:table-cell>
          <table:table-cell office:value-type="float" office:value="0.48976" calcext:value-type="float">
            <text:p>0.48976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8059620" calcext:value-type="float">
            <text:p>8059620</text:p>
          </table:table-cell>
          <table:table-cell table:formula="of:=[.G186]/[.I186]" office:value-type="float" office:value="3.93033798975342" calcext:value-type="float">
            <text:p>3.93033798975342</text:p>
          </table:table-cell>
          <table:table-cell table:formula="of:=[.J186]/[.H186]" office:value-type="float" office:value="1.19681405441205" calcext:value-type="float">
            <text:p>1.196814054412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5922" calcext:value-type="float">
            <text:p>0.105922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0264957" calcext:value-type="float">
            <text:p>0.0264957</text:p>
          </table:table-cell>
          <table:table-cell office:value-type="float" office:value="0.0338983" calcext:value-type="float">
            <text:p>0.0338983</text:p>
          </table:table-cell>
          <table:table-cell office:value-type="float" office:value="0.13" calcext:value-type="float">
            <text:p>0.13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4811340" calcext:value-type="float">
            <text:p>4811340</text:p>
          </table:table-cell>
          <table:table-cell table:formula="of:=[.G187]/[.I187]" office:value-type="float" office:value="3.99770528802787" calcext:value-type="float">
            <text:p>3.99770528802787</text:p>
          </table:table-cell>
          <table:table-cell table:formula="of:=[.J187]/[.H187]" office:value-type="float" office:value="1.29943266761222" calcext:value-type="float">
            <text:p>1.299432667612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4938" calcext:value-type="float">
            <text:p>0.104938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0257443" calcext:value-type="float">
            <text:p>0.0257443</text:p>
          </table:table-cell>
          <table:table-cell office:value-type="float" office:value="0.033195" calcext:value-type="float">
            <text:p>0.03319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.491149" calcext:value-type="float">
            <text:p>0.491149</text:p>
          </table:table-cell>
          <table:table-cell office:value-type="float" office:value="0.00101859" calcext:value-type="float">
            <text:p>0.00101859</text:p>
          </table:table-cell>
          <table:table-cell office:value-type="float" office:value="2753560" calcext:value-type="float">
            <text:p>2753560</text:p>
          </table:table-cell>
          <table:table-cell table:formula="of:=[.G188]/[.I188]" office:value-type="float" office:value="4.07616443251516" calcext:value-type="float">
            <text:p>4.07616443251516</text:p>
          </table:table-cell>
          <table:table-cell table:formula="of:=[.J188]/[.H188]" office:value-type="float" office:value="1.30567147976101" calcext:value-type="float">
            <text:p>1.30567147976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3154" calcext:value-type="float">
            <text:p>0.103154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9058" calcext:value-type="float">
            <text:p>0.0249058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494967" calcext:value-type="float">
            <text:p>0.494967</text:p>
          </table:table-cell>
          <table:table-cell office:value-type="float" office:value="0.000988924" calcext:value-type="float">
            <text:p>0.000988924</text:p>
          </table:table-cell>
          <table:table-cell office:value-type="float" office:value="1805850" calcext:value-type="float">
            <text:p>1805850</text:p>
          </table:table-cell>
          <table:table-cell table:formula="of:=[.G189]/[.I189]" office:value-type="float" office:value="4.1417661749472" calcext:value-type="float">
            <text:p>4.1417661749472</text:p>
          </table:table-cell>
          <table:table-cell table:formula="of:=[.J189]/[.H189]" office:value-type="float" office:value="1.23377787337779" calcext:value-type="float">
            <text:p>1.23377787337779</text:p>
          </table:table-cell>
          <table:table-cell table:formula="of:=SUM([.O154:.O189])" office:value-type="float" office:value="70380332" calcext:value-type="float">
            <text:p>70380332</text:p>
          </table:table-cell>
          <table:table-cell table:formula="of:=[.R189]/60000" office:value-type="float" office:value="1173.00553333333" calcext:value-type="float">
            <text:p>1173.00553333333</text:p>
          </table:table-cell>
          <table:table-cell table:formula="of:=[.S189]/60" office:value-type="float" office:value="19.5500922222222" calcext:value-type="float">
            <text:p>19.5500922222222</text:p>
          </table:table-cell>
          <table:table-cell/>
        </table:table-row>
        <table:table-row table:style-name="ro1">
          <table:table-cell table:style-name="ce5" office:value-type="string" calcext:value-type="string">
            <text:p>averages</text:p>
          </table:table-cell>
          <table:table-cell table:style-name="ce5" table:number-columns-repeated="2"/>
          <table:table-cell table:style-name="ce5" table:formula="of:=[.D189]" office:value-type="float" office:value="0.995" calcext:value-type="float">
            <text:p>0.995</text:p>
          </table:table-cell>
          <table:table-cell table:style-name="ce5" table:formula="of:=[.E189]" office:value-type="float" office:value="2.5" calcext:value-type="float">
            <text:p>2.5</text:p>
          </table:table-cell>
          <table:table-cell table:style-name="ce5" table:formula="of:=[.F189]" office:value-type="float" office:value="1" calcext:value-type="float">
            <text:p>1</text:p>
          </table:table-cell>
          <table:table-cell table:style-name="ce5" table:formula="of:=AVERAGE([.G154:.G189])" office:value-type="float" office:value="0.0830599861111111" calcext:value-type="float">
            <text:p>0.083059986111111</text:p>
          </table:table-cell>
          <table:table-cell table:style-name="ce5" table:formula="of:=AVERAGE([.H154:.H189])" office:value-type="float" office:value="0.0198312222222222" calcext:value-type="float">
            <text:p>0.019831222222222</text:p>
          </table:table-cell>
          <table:table-cell table:style-name="ce5" table:formula="of:=AVERAGE([.I154:.I189])" office:value-type="float" office:value="0.0197115388888889" calcext:value-type="float">
            <text:p>0.019711538888889</text:p>
          </table:table-cell>
          <table:table-cell table:style-name="ce5" table:formula="of:=AVERAGE([.J154:.J189])" office:value-type="float" office:value="0.0254489277777778" calcext:value-type="float">
            <text:p>0.025448927777778</text:p>
          </table:table-cell>
          <table:table-cell table:style-name="ce5" table:formula="of:=AVERAGE([.K154:.K189])" office:value-type="float" office:value="0.133333333333333" calcext:value-type="float">
            <text:p>0.133333333333333</text:p>
          </table:table-cell>
          <table:table-cell table:style-name="ce5" table:formula="of:=AVERAGE([.L154:.L189])" office:value-type="float" office:value="0.0230954666666667" calcext:value-type="float">
            <text:p>0.023095466666667</text:p>
          </table:table-cell>
          <table:table-cell table:style-name="ce5" table:formula="of:=AVERAGE([.M154:.M189])" office:value-type="float" office:value="0.561254" calcext:value-type="float">
            <text:p>0.561254</text:p>
          </table:table-cell>
          <table:table-cell table:style-name="ce5" table:formula="of:=AVERAGE([.N154:.N189])" office:value-type="float" office:value="0.000497072322222222" calcext:value-type="float">
            <text:p>0.000497072322222</text:p>
          </table:table-cell>
          <table:table-cell table:style-name="ce5" table:formula="of:=AVERAGE([.O154:.O189])" office:value-type="float" office:value="1955009.22222222" calcext:value-type="float">
            <text:p>1955009.22222222</text:p>
          </table:table-cell>
          <table:table-cell table:style-name="ce5" table:formula="of:=AVERAGE([.P154:.P189])" office:value-type="float" office:value="4.30945499857955" calcext:value-type="float">
            <text:p>4.30945499857955</text:p>
          </table:table-cell>
          <table:table-cell table:style-name="ce5" table:formula="of:=AVERAGE([.Q154:.Q189])" office:value-type="float" office:value="1.29292698382789" calcext:value-type="float">
            <text:p>1.29292698382789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E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7">00/00/0000</text:date>, <text:time style:data-style-name="N2" text:time-value="23:06:08.0858783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3-27T23:18:07.649179180</dc:date>
    <meta:editing-duration>PT1H51M37S</meta:editing-duration>
    <meta:editing-cycles>27</meta:editing-cycles>
    <meta:generator>LibreOffice/7.1.1.2$Linux_X86_64 LibreOffice_project/fe0b08f4af1bacafe4c7ecc87ce55bb426164676</meta:generator>
    <meta:document-statistic meta:table-count="1" meta:cell-count="3243" meta:object-count="0"/>
  </office:meta>
</office:document-meta>
</file>